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center" fo:break-before="auto" fo:text-indent="0cm" fo:line-height="115%" fo:margin-top="0.847cm" fo:margin-bottom="0.212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 text:outline-level="10"><text:bookmark-start text:name="h.sfgrvbv6rjbh"/><text:bookmark-end text:name="h.sfgrvbv6rjbh"/><text:span text:style-name="T1_1">Guild</text:span><text:span text:style-name="T1_2"><text:s/></text:span><text:span text:style-name="T1_3">Wars</text:span></text:h>
      <text:p text:style-name="P2"><text:span text:style-name="T2_1">Powers</text:span><text:span text:style-name="T2_2">,<text:s/></text:span><text:span text:style-name="T2_3">Utilities</text:span><text:span text:style-name="T2_4">,<text:s/></text:span><text:span text:style-name="T2_5">Weapon</text:span><text:span text:style-name="T2_6"><text:s/></text:span><text:span text:style-name="T2_7">Attacks</text:span></text:p>
      <text:p text:style-name="P3"><text:span text:style-name="T3_1">By</text:span><text:span text:style-name="T3_2"><text:s/></text:span><text:span text:style-name="T3_3">Tivaan</text:span><text:span text:style-name="T3_4"><text:s/></text:span><text:span text:style-name="T3_5">and</text:span><text:span text:style-name="T3_6"><text:s/></text:span><text:span text:style-name="T3_7">KDM</text:span></text:p>
      <text:p text:style-name="P4"/>
      <text:p text:style-name="P5"><text:span text:style-name="T5_1">First</text:span><text:span text:style-name="T5_2"><text:s/></text:span><text:span text:style-name="T5_3">off</text:span><text:span text:style-name="T5_4">,<text:s/></text:span><text:span text:style-name="T5_5">let</text:span><text:span text:style-name="T5_6"><text:s/></text:span><text:span text:style-name="T5_7">me</text:span><text:span text:style-name="T5_8"><text:s/></text:span><text:span text:style-name="T5_9">give</text:span><text:span text:style-name="T5_10"><text:s/></text:span><text:span text:style-name="T5_11">a</text:span><text:span text:style-name="T5_12"><text:s/></text:span><text:span text:style-name="T5_13">HUGE</text:span><text:span text:style-name="T5_14"><text:s/></text:span><text:span text:style-name="T5_15">thanks</text:span><text:span text:style-name="T5_16"><text:s/></text:span><text:span text:style-name="T5_17">to</text:span><text:span text:style-name="T5_18"><text:s/></text:span><text:span text:style-name="T5_19">KDM</text:span><text:span text:style-name="T5_20">.<text:s/></text:span><text:span text:style-name="T5_21">he</text:span><text:span text:style-name="T5_22"><text:s/></text:span><text:span text:style-name="T5_23">has</text:span><text:span text:style-name="T5_24"><text:s/></text:span><text:span text:style-name="T5_25">taken</text:span><text:span text:style-name="T5_26"><text:s/></text:span><text:span text:style-name="T5_27">the</text:span><text:span text:style-name="T5_28"><text:s/></text:span><text:span text:style-name="T5_29">time</text:span><text:span text:style-name="T5_30"><text:s/></text:span><text:span text:style-name="T5_31">out</text:span><text:span text:style-name="T5_32"><text:s/></text:span><text:span text:style-name="T5_33">of</text:span><text:span text:style-name="T5_34"><text:s/></text:span><text:span text:style-name="T5_35">his</text:span><text:span text:style-name="T5_36"><text:s/></text:span><text:span text:style-name="T5_37">busy</text:span><text:span text:style-name="T5_38"><text:s/></text:span><text:span text:style-name="T5_39">schedule</text:span><text:span text:style-name="T5_40"><text:s/></text:span><text:span text:style-name="T5_41">to</text:span><text:span text:style-name="T5_42"><text:s/></text:span><text:span text:style-name="T5_43">review</text:span><text:span text:style-name="T5_44">,<text:s/></text:span><text:span text:style-name="T5_45">update</text:span><text:span text:style-name="T5_46">,<text:s/></text:span><text:span text:style-name="T5_47">and</text:span><text:span text:style-name="T5_48"><text:s/></text:span><text:span text:style-name="T5_49">recommend</text:span><text:span text:style-name="T5_50"><text:s/></text:span><text:span text:style-name="T5_51">changes</text:span><text:span text:style-name="T5_52"><text:s/></text:span><text:span text:style-name="T5_53">to</text:span><text:span text:style-name="T5_54"><text:s/></text:span><text:span text:style-name="T5_55">the</text:span><text:span text:style-name="T5_56"><text:s/></text:span><text:span text:style-name="T5_57">following</text:span><text:span text:style-name="T5_58"><text:s/></text:span><text:span text:style-name="T5_59">powers</text:span><text:span text:style-name="T5_60"><text:s/></text:span><text:span text:style-name="T5_61">for</text:span><text:span text:style-name="T5_62"><text:s/></text:span><text:span text:style-name="T5_63">balance</text:span><text:span text:style-name="T5_64"><text:s/></text:span><text:span text:style-name="T5_65">reasons</text:span><text:span text:style-name="T5_66">.<text:s/></text:span><text:span text:style-name="T5_67">Without</text:span><text:span text:style-name="T5_68"><text:s/></text:span><text:span text:style-name="T5_69">his</text:span><text:span text:style-name="T5_70"><text:s/></text:span><text:span text:style-name="T5_71">help</text:span><text:span text:style-name="T5_72"><text:s/></text:span><text:span text:style-name="T5_73">i</text:span><text:span text:style-name="T5_74"><text:s/></text:span><text:span text:style-name="T5_75">would</text:span><text:span text:style-name="T5_76"><text:s/></text:span><text:span text:style-name="T5_77">probably</text:span><text:span text:style-name="T5_78"><text:s/></text:span><text:span text:style-name="T5_79">be</text:span><text:span text:style-name="T5_80"><text:s/></text:span><text:span text:style-name="T5_81">laughed</text:span><text:span text:style-name="T5_82"><text:s/></text:span><text:span text:style-name="T5_83">at</text:span><text:span text:style-name="T5_84">.<text:s/></text:span><text:span text:style-name="T5_85">And</text:span><text:span text:style-name="T5_86"><text:s/></text:span><text:span text:style-name="T5_87">hopefully</text:span><text:span text:style-name="T5_88"><text:s/></text:span><text:span text:style-name="T5_89">I</text:span><text:span text:style-name="T5_90"><text:s/></text:span><text:span text:style-name="T5_91">can</text:span><text:span text:style-name="T5_92"><text:s/></text:span><text:span text:style-name="T5_93">keep</text:span><text:span text:style-name="T5_94"><text:s/></text:span><text:span text:style-name="T5_95">him</text:span><text:span text:style-name="T5_96"><text:s/></text:span><text:span text:style-name="T5_97">going</text:span><text:span text:style-name="T5_98"><text:s/></text:span><text:span text:style-name="T5_99">through</text:span><text:span text:style-name="T5_100"><text:s/></text:span><text:span text:style-name="T5_101">the</text:span><text:span text:style-name="T5_102"><text:s/></text:span><text:span text:style-name="T5_103">rest</text:span><text:span text:style-name="T5_104"><text:s/></text:span><text:span text:style-name="T5_105">of</text:span><text:span text:style-name="T5_106"><text:s/></text:span><text:span text:style-name="T5_107">the</text:span><text:span text:style-name="T5_108"><text:s/></text:span><text:span text:style-name="T5_109">updates</text:span><text:span text:style-name="T5_110">.</text:span></text:p>
      <text:p text:style-name="P6"/>
      <text:p text:style-name="P7"><text:span text:style-name="T7_1">Guild</text:span><text:span text:style-name="T7_2"><text:s/></text:span><text:span text:style-name="T7_3">Wars</text:span><text:span text:style-name="T7_4"><text:s/></text:span><text:span text:style-name="T7_5">is</text:span><text:span text:style-name="T7_6"><text:s/></text:span><text:span text:style-name="T7_7">my</text:span><text:span text:style-name="T7_8"><text:s/></text:span><text:span text:style-name="T7_9">one</text:span><text:span text:style-name="T7_10"><text:s/></text:span><text:span text:style-name="T7_11">of</text:span><text:span text:style-name="T7_12"><text:s/></text:span><text:span text:style-name="T7_13">my</text:span><text:span text:style-name="T7_14"><text:s/></text:span><text:span text:style-name="T7_15">favorite</text:span><text:span text:style-name="T7_16"><text:s/></text:span><text:span text:style-name="T7_17">online</text:span><text:span text:style-name="T7_18"><text:s/></text:span><text:span text:style-name="T7_19">games</text:span><text:span text:style-name="T7_20">.<text:s/></text:span><text:span text:style-name="T7_21">And</text:span><text:span text:style-name="T7_22"><text:s/></text:span><text:span text:style-name="T7_23">its</text:span><text:span text:style-name="T7_24"><text:s/></text:span><text:span text:style-name="T7_25">basic</text:span><text:span text:style-name="T7_26"><text:s/></text:span><text:span text:style-name="T7_27">premise</text:span><text:span text:style-name="T7_28"><text:s/></text:span><text:span text:style-name="T7_29">is</text:span><text:span text:style-name="T7_30"><text:s/></text:span><text:span text:style-name="T7_31">the</text:span><text:span text:style-name="T7_32"><text:s/></text:span><text:span text:style-name="T7_33">same</text:span><text:span text:style-name="T7_34"><text:s/></text:span><text:span text:style-name="T7_35">as</text:span><text:span text:style-name="T7_36"><text:s/></text:span><text:span text:style-name="T7_37">D</text:span><text:span text:style-name="T7_38">&amp;</text:span><text:span text:style-name="T7_39">D</text:span><text:span text:style-name="T7_40">,<text:s/></text:span><text:span text:style-name="T7_41">so</text:span><text:span text:style-name="T7_42"><text:s/></text:span><text:span text:style-name="T7_43">I</text:span><text:span text:style-name="T7_44"><text:s/></text:span><text:span text:style-name="T7_45">wanted</text:span><text:span text:style-name="T7_46"><text:s/></text:span><text:span text:style-name="T7_47">to</text:span><text:span text:style-name="T7_48"><text:s/></text:span><text:span text:style-name="T7_49">bring</text:span><text:span text:style-name="T7_50"><text:s/></text:span><text:span text:style-name="T7_51">all</text:span><text:span text:style-name="T7_52"><text:s/></text:span><text:span text:style-name="T7_53">of</text:span><text:span text:style-name="T7_54"><text:s/></text:span><text:span text:style-name="T7_55">the</text:span><text:span text:style-name="T7_56"><text:s/></text:span><text:span text:style-name="T7_57">powers</text:span><text:span text:style-name="T7_58"><text:s/></text:span><text:span text:style-name="T7_59">to</text:span><text:span text:style-name="T7_60"><text:s/></text:span><text:span text:style-name="T7_61">the</text:span><text:span text:style-name="T7_62"><text:s/></text:span><text:span text:style-name="T7_63">game</text:span><text:span text:style-name="T7_64">.<text:s/></text:span><text:span text:style-name="T7_65">The</text:span><text:span text:style-name="T7_66"><text:s/></text:span><text:span text:style-name="T7_67">first</text:span><text:span text:style-name="T7_68"><text:s/></text:span><text:span text:style-name="T7_69">set</text:span><text:span text:style-name="T7_70"><text:s/></text:span><text:span text:style-name="T7_71">of</text:span><text:span text:style-name="T7_72"><text:s/></text:span><text:span text:style-name="T7_73">these</text:span><text:span text:style-name="T7_74"><text:s/></text:span><text:span text:style-name="T7_75">powers</text:span><text:span text:style-name="T7_76"><text:s/>(130+<text:s/></text:span><text:span text:style-name="T7_77">powers</text:span><text:span text:style-name="T7_78">)<text:s/></text:span><text:span text:style-name="T7_79">includes</text:span><text:span text:style-name="T7_80"><text:s/></text:span><text:span text:style-name="T7_81">new</text:span><text:span text:style-name="T7_82"><text:s/></text:span><text:span text:style-name="T7_83">Stances</text:span><text:span text:style-name="T7_84">,<text:s/></text:span><text:span text:style-name="T7_85">Utilities</text:span><text:span text:style-name="T7_86">,<text:s/></text:span><text:span text:style-name="T7_87">Weapon</text:span><text:span text:style-name="T7_88"><text:s/></text:span><text:span text:style-name="T7_89">driven</text:span><text:span text:style-name="T7_90"><text:s/></text:span><text:span text:style-name="T7_91">attacks</text:span><text:span text:style-name="T7_92"><text:s/>-<text:s/></text:span><text:span text:style-name="T7_93">such</text:span><text:span text:style-name="T7_94"><text:s/></text:span><text:span text:style-name="T7_95">as</text:span><text:span text:style-name="T7_96"><text:s/></text:span><text:span text:style-name="T7_97">Axe</text:span><text:span text:style-name="T7_98">,<text:s/></text:span><text:span text:style-name="T7_99">Sword</text:span><text:span text:style-name="T7_100">,<text:s/></text:span><text:span text:style-name="T7_101">and</text:span><text:span text:style-name="T7_102"><text:s/></text:span><text:span text:style-name="T7_103">Hammer</text:span><text:span text:style-name="T7_104">.<text:s/></text:span></text:p>
      <text:p text:style-name="P8"><text:span text:style-name="T8_1"><text:s/></text:span></text:p>
      <text:p text:style-name="P9"><text:span text:style-name="T9_1">This</text:span><text:span text:style-name="T9_2"><text:s/></text:span><text:span text:style-name="T9_3">also</text:span><text:span text:style-name="T9_4"><text:s/></text:span><text:span text:style-name="T9_5">includes</text:span><text:span text:style-name="T9_6"><text:s/></text:span><text:span text:style-name="T9_7">a</text:span><text:span text:style-name="T9_8"><text:s/></text:span><text:span text:style-name="T9_9">new</text:span><text:span text:style-name="T9_10"><text:s/></text:span><text:span text:style-name="T9_11">effect</text:span><text:span text:style-name="T9_12"><text:s/>-<text:s/></text:span><text:span text:style-name="T9_13">Deep</text:span><text:span text:style-name="T9_14"><text:s/></text:span><text:span text:style-name="T9_15">Wound</text:span><text:span text:style-name="T9_16">.</text:span></text:p>
      <text:p text:style-name="P10"/>
      <text:p text:style-name="P11"><text:span text:style-name="T11_1">Deep</text:span><text:span text:style-name="T11_2"><text:s/></text:span><text:span text:style-name="T11_3">Wound</text:span><text:span text:style-name="T11_4"><text:s/></text:span><text:span text:style-name="T11_5">Effect</text:span><text:span text:style-name="T11_6">:</text:span></text:p>
      <text:p text:style-name="P12"><text:span text:style-name="T12_1">You</text:span><text:span text:style-name="T12_2"><text:s/></text:span><text:span text:style-name="T12_3">subtract</text:span><text:span text:style-name="T12_4"><text:s/>20%<text:s/></text:span><text:span text:style-name="T12_5">of</text:span><text:span text:style-name="T12_6"><text:s/></text:span><text:span text:style-name="T12_7">the</text:span><text:span text:style-name="T12_8"><text:s/></text:span><text:span text:style-name="T12_9">targets</text:span><text:span text:style-name="T12_10"><text:s/></text:span><text:span text:style-name="T12_11">Hit</text:span><text:span text:style-name="T12_12"><text:s/></text:span><text:span text:style-name="T12_13">Points</text:span><text:span text:style-name="T12_14"><text:s/></text:span><text:span text:style-name="T12_15">from</text:span><text:span text:style-name="T12_16"><text:s/></text:span><text:span text:style-name="T12_17">its</text:span><text:span text:style-name="T12_18"><text:s/></text:span><text:span text:style-name="T12_19">Max</text:span><text:span text:style-name="T12_20"><text:s/></text:span><text:span text:style-name="T12_21">HP</text:span><text:span text:style-name="T12_22"><text:s/></text:span><text:span text:style-name="T12_23">and</text:span><text:span text:style-name="T12_24"><text:s/></text:span><text:span text:style-name="T12_25">Current</text:span><text:span text:style-name="T12_26"><text:s/></text:span><text:span text:style-name="T12_27">HP</text:span><text:span text:style-name="T12_28"><text:s/></text:span><text:span text:style-name="T12_29">prior</text:span><text:span text:style-name="T12_30"><text:s/></text:span><text:span text:style-name="T12_31">to</text:span><text:span text:style-name="T12_32"><text:s/></text:span><text:span text:style-name="T12_33">calculating</text:span><text:span text:style-name="T12_34"><text:s/></text:span><text:span text:style-name="T12_35">the</text:span><text:span text:style-name="T12_36"><text:s/></text:span><text:span text:style-name="T12_37">damage</text:span><text:span text:style-name="T12_38">.<text:s/></text:span><text:span text:style-name="T12_39">Then</text:span><text:span text:style-name="T12_40"><text:s/></text:span><text:span text:style-name="T12_41">you</text:span><text:span text:style-name="T12_42"><text:s/></text:span><text:span text:style-name="T12_43">subtract</text:span><text:span text:style-name="T12_44"><text:s/></text:span><text:span text:style-name="T12_45">the</text:span><text:span text:style-name="T12_46"><text:s/></text:span><text:span text:style-name="T12_47">damage</text:span><text:span text:style-name="T12_48"><text:s/></text:span><text:span text:style-name="T12_49">from</text:span><text:span text:style-name="T12_50"><text:s/></text:span><text:span text:style-name="T12_51">the</text:span><text:span text:style-name="T12_52"><text:s/></text:span><text:span text:style-name="T12_53">adjusted</text:span><text:span text:style-name="T12_54"><text:s/></text:span><text:span text:style-name="T12_55">current</text:span><text:span text:style-name="T12_56"><text:s/></text:span><text:span text:style-name="T12_57">HP</text:span><text:span text:style-name="T12_58">.</text:span></text:p>
      <text:p text:style-name="P13"/>
      <text:p text:style-name="P14"><text:span text:style-name="T14_1">This</text:span><text:span text:style-name="T14_2"><text:s/></text:span><text:span text:style-name="T14_3">can</text:span><text:span text:style-name="T14_4"><text:s/></text:span><text:span text:style-name="T14_5">be</text:span><text:span text:style-name="T14_6"><text:s/></text:span><text:span text:style-name="T14_7">granted</text:span><text:span text:style-name="T14_8"><text:s/></text:span><text:span text:style-name="T14_9">by</text:span><text:span text:style-name="T14_10"><text:s/></text:span><text:span text:style-name="T14_11">certain</text:span><text:span text:style-name="T14_12"><text:s/></text:span><text:span text:style-name="T14_13">attack</text:span><text:span text:style-name="T14_14"><text:s/></text:span><text:span text:style-name="T14_15">powers</text:span><text:span text:style-name="T14_16"><text:s/></text:span><text:span text:style-name="T14_17">and</text:span><text:span text:style-name="T14_18"><text:s/></text:span><text:span text:style-name="T14_19">on</text:span><text:span text:style-name="T14_20"><text:s/></text:span><text:span text:style-name="T14_21">a</text:span><text:span text:style-name="T14_22"><text:s/></text:span><text:span text:style-name="T14_23">Natural</text:span><text:span text:style-name="T14_24"><text:s/></text:span><text:span text:style-name="T14_25">Roll</text:span><text:span text:style-name="T14_26"><text:s/></text:span><text:span text:style-name="T14_27">of</text:span><text:span text:style-name="T14_28"><text:s/>20<text:s/></text:span><text:span text:style-name="T14_29">from</text:span><text:span text:style-name="T14_30"><text:s/></text:span><text:span text:style-name="T14_31">any</text:span><text:span text:style-name="T14_32"><text:s/></text:span><text:span text:style-name="T14_33">ally</text:span><text:span text:style-name="T14_34"><text:s/></text:span><text:span text:style-name="T14_35">or</text:span><text:span text:style-name="T14_36"><text:s/></text:span><text:span text:style-name="T14_37">foe</text:span><text:span text:style-name="T14_38">.<text:s/></text:span><text:span text:style-name="T14_39">It</text:span><text:span text:style-name="T14_40"><text:s/></text:span><text:span text:style-name="T14_41">cannot</text:span><text:span text:style-name="T14_42"><text:s/></text:span><text:span text:style-name="T14_43">be</text:span><text:span text:style-name="T14_44"><text:s/></text:span><text:span text:style-name="T14_45">removed</text:span><text:span text:style-name="T14_46"><text:s/></text:span><text:span text:style-name="T14_47">by</text:span><text:span text:style-name="T14_48"><text:s/></text:span><text:span text:style-name="T14_49">a</text:span><text:span text:style-name="T14_50"><text:s/></text:span><text:span text:style-name="T14_51">saving</text:span><text:span text:style-name="T14_52"><text:s/></text:span><text:span text:style-name="T14_53">throw</text:span><text:span text:style-name="T14_54">.<text:s/></text:span><text:span text:style-name="T14_55">The</text:span><text:span text:style-name="T14_56"><text:s/></text:span><text:span text:style-name="T14_57">current</text:span><text:span text:style-name="T14_58"><text:s/></text:span><text:span text:style-name="T14_59">HP</text:span><text:span text:style-name="T14_60"><text:s/></text:span><text:span text:style-name="T14_61">can</text:span><text:span text:style-name="T14_62"><text:s/></text:span><text:span text:style-name="T14_63">be</text:span><text:span text:style-name="T14_64"><text:s/></text:span><text:span text:style-name="T14_65">healed</text:span><text:span text:style-name="T14_66"><text:s/></text:span><text:span text:style-name="T14_67">up</text:span><text:span text:style-name="T14_68"><text:s/></text:span><text:span text:style-name="T14_69">to</text:span><text:span text:style-name="T14_70"><text:s/></text:span><text:span text:style-name="T14_71">the</text:span><text:span text:style-name="T14_72"><text:s/></text:span><text:span text:style-name="T14_73">Max</text:span><text:span text:style-name="T14_74"><text:s/></text:span><text:span text:style-name="T14_75">HP</text:span><text:span text:style-name="T14_76"><text:s/></text:span><text:span text:style-name="T14_77">less</text:span><text:span text:style-name="T14_78"><text:s/></text:span><text:span text:style-name="T14_79">the</text:span><text:span text:style-name="T14_80"><text:s/>20%.<text:s/></text:span><text:span text:style-name="T14_81">The</text:span><text:span text:style-name="T14_82"><text:s/></text:span><text:span text:style-name="T14_83">Max</text:span><text:span text:style-name="T14_84"><text:s/></text:span><text:span text:style-name="T14_85">HP</text:span><text:span text:style-name="T14_86"><text:s/></text:span><text:span text:style-name="T14_87">will</text:span><text:span text:style-name="T14_88"><text:s/></text:span><text:span text:style-name="T14_89">not</text:span><text:span text:style-name="T14_90"><text:s/></text:span><text:span text:style-name="T14_91">recover</text:span><text:span text:style-name="T14_92"><text:s/></text:span><text:span text:style-name="T14_93">the</text:span><text:span text:style-name="T14_94"><text:s/>20%<text:s/></text:span><text:span text:style-name="T14_95">loss</text:span><text:span text:style-name="T14_96"><text:s/></text:span><text:span text:style-name="T14_97">unless</text:span><text:span text:style-name="T14_98"><text:s/></text:span><text:span text:style-name="T14_99">a</text:span><text:span text:style-name="T14_100"><text:s/></text:span><text:span text:style-name="T14_101">First</text:span><text:span text:style-name="T14_102"><text:s/></text:span><text:span text:style-name="T14_103">Aid</text:span><text:span text:style-name="T14_104"><text:s/></text:span><text:span text:style-name="T14_105">Action</text:span><text:span text:style-name="T14_106"><text:s/>(</text:span><text:span text:style-name="T14_107">which</text:span><text:span text:style-name="T14_108"><text:s/></text:span><text:span text:style-name="T14_109">can</text:span><text:span text:style-name="T14_110"><text:s/></text:span><text:span text:style-name="T14_111">be</text:span><text:span text:style-name="T14_112"><text:s/></text:span><text:span text:style-name="T14_113">performed</text:span><text:span text:style-name="T14_114"><text:s/></text:span><text:span text:style-name="T14_115">by</text:span><text:span text:style-name="T14_116"><text:s/></text:span><text:span text:style-name="T14_117">the</text:span><text:span text:style-name="T14_118"><text:s/></text:span><text:span text:style-name="T14_119">target</text:span><text:span text:style-name="T14_120"><text:s/></text:span><text:span text:style-name="T14_121">on</text:span><text:span text:style-name="T14_122"><text:s/></text:span><text:span text:style-name="T14_123">itself</text:span><text:span text:style-name="T14_124"><text:s/></text:span><text:span text:style-name="T14_125">or</text:span><text:span text:style-name="T14_126"><text:s/></text:span><text:span text:style-name="T14_127">a</text:span><text:span text:style-name="T14_128"><text:s/></text:span><text:span text:style-name="T14_129">comrade</text:span><text:span text:style-name="T14_130"><text:s/></text:span><text:span text:style-name="T14_131">of</text:span><text:span text:style-name="T14_132"><text:s/></text:span><text:span text:style-name="T14_133">that</text:span><text:span text:style-name="T14_134"><text:s/></text:span><text:span text:style-name="T14_135">target</text:span><text:span text:style-name="T14_136"><text:s/></text:span><text:span text:style-name="T14_137">performing</text:span><text:span text:style-name="T14_138"><text:s/></text:span><text:span text:style-name="T14_139">it</text:span><text:span text:style-name="T14_140"><text:s/></text:span><text:span text:style-name="T14_141">on</text:span><text:span text:style-name="T14_142"><text:s/></text:span><text:span text:style-name="T14_143">the</text:span><text:span text:style-name="T14_144"><text:s/></text:span><text:span text:style-name="T14_145">target</text:span><text:span text:style-name="T14_146">)<text:s/></text:span><text:span text:style-name="T14_147">DC</text:span><text:span text:style-name="T14_148"><text:s/>17<text:s/></text:span><text:span text:style-name="T14_149">or</text:span><text:span text:style-name="T14_150"><text:s/></text:span><text:span text:style-name="T14_151">an</text:span><text:span text:style-name="T14_152"><text:s/></text:span><text:span text:style-name="T14_153">Extended</text:span><text:span text:style-name="T14_154"><text:s/></text:span><text:span text:style-name="T14_155">Rest</text:span><text:span text:style-name="T14_156"><text:s/></text:span><text:span text:style-name="T14_157">has</text:span><text:span text:style-name="T14_158"><text:s/></text:span><text:span text:style-name="T14_159">been</text:span><text:span text:style-name="T14_160"><text:s/></text:span><text:span text:style-name="T14_161">taken</text:span><text:span text:style-name="T14_162">.</text:span></text:p>
      <text:p text:style-name="P15"/>
      <text:p text:style-name="P16"><text:span text:style-name="T16_1">There</text:span><text:span text:style-name="T16_2"><text:s/></text:span><text:span text:style-name="T16_3">will</text:span><text:span text:style-name="T16_4"><text:s/></text:span><text:span text:style-name="T16_5">be</text:span><text:span text:style-name="T16_6"><text:s/></text:span><text:span text:style-name="T16_7">more</text:span><text:span text:style-name="T16_8"><text:s/></text:span><text:span text:style-name="T16_9">powers</text:span><text:span text:style-name="T16_10"><text:s/></text:span><text:span text:style-name="T16_11">added</text:span><text:span text:style-name="T16_12"><text:s/></text:span><text:span text:style-name="T16_13">as</text:span><text:span text:style-name="T16_14"><text:s/></text:span><text:span text:style-name="T16_15">I</text:span><text:span text:style-name="T16_16"><text:s/></text:span><text:span text:style-name="T16_17">get</text:span><text:span text:style-name="T16_18"><text:s/></text:span><text:span text:style-name="T16_19">through</text:span><text:span text:style-name="T16_20"><text:s/></text:span><text:span text:style-name="T16_21">each</text:span><text:span text:style-name="T16_22"><text:s/></text:span><text:span text:style-name="T16_23">set</text:span><text:span text:style-name="T16_24"><text:s/></text:span><text:span text:style-name="T16_25">of</text:span><text:span text:style-name="T16_26"><text:s/></text:span><text:span text:style-name="T16_27">attacks</text:span><text:span text:style-name="T16_28">.<text:s/></text:span><text:span text:style-name="T16_29">This</text:span><text:span text:style-name="T16_30"><text:s/></text:span><text:span text:style-name="T16_31">set</text:span><text:span text:style-name="T16_32"><text:s/>(</text:span><text:span text:style-name="T16_33">Warroir</text:span><text:span text:style-name="T16_34"><text:s/></text:span><text:span text:style-name="T16_35">Skills</text:span><text:span text:style-name="T16_36">)<text:s/></text:span><text:span text:style-name="T16_37">includes</text:span><text:span text:style-name="T16_38"><text:s/></text:span><text:span text:style-name="T16_39">everything</text:span><text:span text:style-name="T16_40"><text:s/></text:span><text:span text:style-name="T16_41">for</text:span><text:span text:style-name="T16_42"><text:s/></text:span><text:span text:style-name="T16_43">a</text:span><text:span text:style-name="T16_44"><text:s/></text:span><text:span text:style-name="T16_45">Fighter</text:span><text:span text:style-name="T16_46">,<text:s/></text:span><text:span text:style-name="T16_47">Paladin</text:span><text:span text:style-name="T16_48">,<text:s/></text:span><text:span text:style-name="T16_49">and</text:span><text:span text:style-name="T16_50"><text:s/></text:span><text:span text:style-name="T16_51">Barbarian</text:span><text:span text:style-name="T16_52">.<text:s/></text:span><text:span text:style-name="T16_53">They</text:span><text:span text:style-name="T16_54"><text:s/></text:span><text:span text:style-name="T16_55">will</text:span><text:span text:style-name="T16_56"><text:s/></text:span><text:span text:style-name="T16_57">not</text:span><text:span text:style-name="T16_58"><text:s/></text:span><text:span text:style-name="T16_59">overwrite</text:span><text:span text:style-name="T16_60"><text:s/></text:span><text:span text:style-name="T16_61">or</text:span><text:span text:style-name="T16_62"><text:s/></text:span><text:span text:style-name="T16_63">replace</text:span><text:span text:style-name="T16_64"><text:s/></text:span><text:span text:style-name="T16_65">any</text:span><text:span text:style-name="T16_66"><text:s/></text:span><text:span text:style-name="T16_67">thing</text:span><text:span text:style-name="T16_68"><text:s/></text:span><text:span text:style-name="T16_69">in</text:span><text:span text:style-name="T16_70"><text:s/></text:span><text:span text:style-name="T16_71">the</text:span><text:span text:style-name="T16_72"><text:s/></text:span><text:span text:style-name="T16_73">CB</text:span><text:span text:style-name="T16_74">.</text:span></text:p>
      <text:p text:style-name="P17"/>
      <text:p text:style-name="P18"/>
      <text:p text:style-name="P19"><text:span text:style-name="T19_1">KDM</text:span><text:span text:style-name="T19_2"><text:s/></text:span><text:span text:style-name="T19_3">is</text:span><text:span text:style-name="T19_4"><text:s/></text:span><text:span text:style-name="T19_5">an</text:span><text:span text:style-name="T19_6"><text:s/></text:span><text:span text:style-name="T19_7">extremely</text:span><text:span text:style-name="T19_8"><text:s/></text:span><text:span text:style-name="T19_9">busy</text:span><text:span text:style-name="T19_10"><text:s/></text:span><text:span text:style-name="T19_11">individual</text:span><text:span text:style-name="T19_12"><text:s/></text:span><text:span text:style-name="T19_13">and</text:span><text:span text:style-name="T19_14"><text:s/></text:span><text:span text:style-name="T19_15">is</text:span><text:span text:style-name="T19_16"><text:s/></text:span><text:span text:style-name="T19_17">working</text:span><text:span text:style-name="T19_18"><text:s/></text:span><text:span text:style-name="T19_19">to</text:span><text:span text:style-name="T19_20"><text:s/></text:span><text:span text:style-name="T19_21">update</text:span><text:span text:style-name="T19_22"><text:s/></text:span><text:span text:style-name="T19_23">things</text:span><text:span text:style-name="T19_24"><text:s/></text:span><text:span text:style-name="T19_25">as</text:span><text:span text:style-name="T19_26"><text:s/></text:span><text:span text:style-name="T19_27">I</text:span><text:span text:style-name="T19_28"><text:s/></text:span><text:span text:style-name="T19_29">go</text:span><text:span text:style-name="T19_30">,<text:s/></text:span><text:span text:style-name="T19_31">but</text:span><text:span text:style-name="T19_32"><text:s/></text:span><text:span text:style-name="T19_33">im</text:span><text:span text:style-name="T19_34"><text:s/></text:span><text:span text:style-name="T19_35">getting</text:span><text:span text:style-name="T19_36"><text:s/></text:span><text:span text:style-name="T19_37">ahead</text:span><text:span text:style-name="T19_38"><text:s/></text:span><text:span text:style-name="T19_39">of</text:span><text:span text:style-name="T19_40"><text:s/></text:span><text:span text:style-name="T19_41">him</text:span><text:span text:style-name="T19_42"><text:s/></text:span><text:span text:style-name="T19_43">and</text:span><text:span text:style-name="T19_44"><text:s/></text:span><text:span text:style-name="T19_45">would</text:span><text:span text:style-name="T19_46"><text:s/></text:span><text:span text:style-name="T19_47">like</text:span><text:span text:style-name="T19_48"><text:s/></text:span><text:span text:style-name="T19_49">to</text:span><text:span text:style-name="T19_50"><text:s/></text:span><text:span text:style-name="T19_51">still</text:span><text:span text:style-name="T19_52"><text:s/></text:span><text:span text:style-name="T19_53">post</text:span><text:span text:style-name="T19_54"><text:s/></text:span><text:span text:style-name="T19_55">up</text:span><text:span text:style-name="T19_56"><text:s/></text:span><text:span text:style-name="T19_57">the</text:span><text:span text:style-name="T19_58"><text:s/></text:span><text:span text:style-name="T19_59">things</text:span><text:span text:style-name="T19_60"><text:s/></text:span><text:span text:style-name="T19_61">I</text:span><text:span text:style-name="T19_62"><text:s/></text:span><text:span text:style-name="T19_63">have</text:span><text:span text:style-name="T19_64"><text:s/></text:span><text:span text:style-name="T19_65">completed</text:span><text:span text:style-name="T19_66">.<text:s/></text:span><text:span text:style-name="T19_67">Once</text:span><text:span text:style-name="T19_68"><text:s/></text:span><text:span text:style-name="T19_69">he</text:span><text:span text:style-name="T19_70"><text:s/></text:span><text:span text:style-name="T19_71">gets</text:span><text:span text:style-name="T19_72"><text:s/></text:span><text:span text:style-name="T19_73">a</text:span><text:span text:style-name="T19_74"><text:s/></text:span><text:span text:style-name="T19_75">set</text:span><text:span text:style-name="T19_76"><text:s/></text:span><text:span text:style-name="T19_77">done</text:span><text:span text:style-name="T19_78"><text:s/></text:span><text:span text:style-name="T19_79">I</text:span><text:span text:style-name="T19_80"><text:s/></text:span><text:span text:style-name="T19_81">will</text:span><text:span text:style-name="T19_82"><text:s/></text:span><text:span text:style-name="T19_83">go</text:span><text:span text:style-name="T19_84"><text:s/></text:span><text:span text:style-name="T19_85">in</text:span><text:span text:style-name="T19_86"><text:s/></text:span><text:span text:style-name="T19_87">and</text:span><text:span text:style-name="T19_88"><text:s/></text:span><text:span text:style-name="T19_89">update</text:span><text:span text:style-name="T19_90"><text:s/></text:span><text:span text:style-name="T19_91">that</text:span><text:span text:style-name="T19_92"><text:s/></text:span><text:span text:style-name="T19_93">individual</text:span><text:span text:style-name="T19_94"><text:s/></text:span><text:span text:style-name="T19_95">file</text:span><text:span text:style-name="T19_96">.<text:s/></text:span><text:span text:style-name="T19_97">So</text:span><text:span text:style-name="T19_98"><text:s/></text:span><text:span text:style-name="T19_99">with</text:span><text:span text:style-name="T19_100"><text:s/></text:span><text:span text:style-name="T19_101">that</text:span><text:span text:style-name="T19_102"><text:s/></text:span><text:span text:style-name="T19_103">being</text:span><text:span text:style-name="T19_104"><text:s/></text:span><text:span text:style-name="T19_105">said</text:span><text:span text:style-name="T19_106"><text:s/></text:span><text:span text:style-name="T19_107">IF</text:span><text:span text:style-name="T19_108"><text:s/></text:span><text:span text:style-name="T19_109">anyone</text:span><text:span text:style-name="T19_110"><text:s/></text:span><text:span text:style-name="T19_111">that</text:span><text:span text:style-name="T19_112"><text:s/></text:span><text:span text:style-name="T19_113">is</text:span><text:span text:style-name="T19_114"><text:s/></text:span><text:span text:style-name="T19_115">using</text:span><text:span text:style-name="T19_116"><text:s/></text:span></text:p>
      <text:p text:style-name="P20"><text:span text:style-name="T20_1">these</text:span><text:span text:style-name="T20_2"><text:s/></text:span><text:span text:style-name="T20_3">files</text:span><text:span text:style-name="T20_4"><text:s/></text:span><text:span text:style-name="T20_5">finds</text:span><text:span text:style-name="T20_6"><text:s/></text:span><text:span text:style-name="T20_7">something</text:span><text:span text:style-name="T20_8"><text:s/></text:span><text:span text:style-name="T20_9">that</text:span><text:span text:style-name="T20_10"><text:s/></text:span><text:span text:style-name="T20_11">is</text:span><text:span text:style-name="T20_12"><text:s/></text:span><text:span text:style-name="T20_13">over</text:span><text:span text:style-name="T20_14">-</text:span><text:span text:style-name="T20_15">powered</text:span><text:span text:style-name="T20_16">,<text:s/></text:span><text:span text:style-name="T20_17">under</text:span><text:span text:style-name="T20_18">-</text:span><text:span text:style-name="T20_19">powered</text:span><text:span text:style-name="T20_20">,<text:s/></text:span><text:span text:style-name="T20_21">just</text:span><text:span text:style-name="T20_22"><text:s/></text:span><text:span text:style-name="T20_23">doesn</text:span><text:span text:style-name="T20_24">'</text:span><text:span text:style-name="T20_25">t</text:span><text:span text:style-name="T20_26"><text:s/></text:span><text:span text:style-name="T20_27">seem</text:span><text:span text:style-name="T20_28"><text:s/></text:span><text:span text:style-name="T20_29">right</text:span><text:span text:style-name="T20_30">,<text:s/></text:span><text:span text:style-name="T20_31">or</text:span><text:span text:style-name="T20_32"><text:s/></text:span><text:span text:style-name="T20_33">just</text:span><text:span text:style-name="T20_34"><text:s/></text:span><text:span text:style-name="T20_35">about</text:span><text:span text:style-name="T20_36"><text:s/></text:span><text:span text:style-name="T20_37">anything</text:span><text:span text:style-name="T20_38"><text:s/></text:span><text:span text:style-name="T20_39">that</text:span><text:span text:style-name="T20_40"><text:s/></text:span><text:span text:style-name="T20_41">needs</text:span><text:span text:style-name="T20_42"><text:s/></text:span><text:span text:style-name="T20_43">updating</text:span><text:span text:style-name="T20_44"><text:s/></text:span><text:span text:style-name="T20_45">PLEASE</text:span><text:span text:style-name="T20_46"><text:s/></text:span><text:span text:style-name="T20_47">let</text:span><text:span text:style-name="T20_48"><text:s/></text:span><text:span text:style-name="T20_49">me</text:span><text:span text:style-name="T20_50"><text:s/></text:span><text:span text:style-name="T20_51">know</text:span><text:span text:style-name="T20_52"><text:s/>(</text:span><text:span text:style-name="T20_53">and</text:span><text:span text:style-name="T20_54"><text:s/></text:span><text:span text:style-name="T20_55">throw</text:span><text:span text:style-name="T20_56"><text:s/></text:span><text:span text:style-name="T20_57">in</text:span><text:span text:style-name="T20_58"><text:s/></text:span><text:span text:style-name="T20_59">what</text:span><text:span text:style-name="T20_60"><text:s/></text:span><text:span text:style-name="T20_61">you</text:span><text:span text:style-name="T20_62"><text:s/></text:span><text:span text:style-name="T20_63">think</text:span><text:span text:style-name="T20_64"><text:s/></text:span><text:span text:style-name="T20_65">is</text:span><text:span text:style-name="T20_66"><text:s/></text:span><text:span text:style-name="T20_67">a</text:span><text:span text:style-name="T20_68"><text:s/></text:span><text:span text:style-name="T20_69">good</text:span><text:span text:style-name="T20_70"><text:s/></text:span><text:span text:style-name="T20_71">alternative</text:span><text:span text:style-name="T20_72">)<text:s/></text:span><text:span text:style-name="T20_73">and</text:span><text:span text:style-name="T20_74"><text:s/></text:span><text:span text:style-name="T20_75">I</text:span><text:span text:style-name="T20_76"><text:s/></text:span><text:span text:style-name="T20_77">will</text:span><text:span text:style-name="T20_78"><text:s/></text:span><text:span text:style-name="T20_79">happily</text:span><text:span text:style-name="T20_80"><text:s/></text:span><text:span text:style-name="T20_81">go</text:span><text:span text:style-name="T20_82"><text:s/></text:span><text:span text:style-name="T20_83">in</text:span><text:span text:style-name="T20_84"><text:s/></text:span><text:span text:style-name="T20_85">and</text:span><text:span text:style-name="T20_86"><text:s/></text:span><text:span text:style-name="T20_87">make</text:span><text:span text:style-name="T20_88"><text:s/></text:span><text:span text:style-name="T20_89">adjustments</text:span><text:span text:style-name="T20_90">.<text:s/></text:span></text:p>
      <text:p text:style-name="P21"><text:span text:style-name="T21_1">**</text:span><text:span text:style-name="T21_2">The</text:span><text:span text:style-name="T21_3"><text:s/></text:span><text:span text:style-name="T21_4">files</text:span><text:span text:style-name="T21_5"><text:s/></text:span><text:span text:style-name="T21_6">I</text:span><text:span text:style-name="T21_7"><text:s/></text:span><text:span text:style-name="T21_8">have</text:span><text:span text:style-name="T21_9"><text:s/></text:span><text:span text:style-name="T21_10">added</text:span><text:span text:style-name="T21_11"><text:s/></text:span><text:span text:style-name="T21_12">are</text:span><text:span text:style-name="T21_13"><text:s/></text:span><text:span text:style-name="T21_14">the</text:span><text:span text:style-name="T21_15"><text:s/></text:span><text:span text:style-name="T21_16">Ranger</text:span><text:span text:style-name="T21_17"><text:s/></text:span><text:span text:style-name="T21_18">skills</text:span><text:span text:style-name="T21_19">.<text:s/></text:span><text:span text:style-name="T21_20">These</text:span><text:span text:style-name="T21_21"><text:s/></text:span><text:span text:style-name="T21_22">files</text:span><text:span text:style-name="T21_23"><text:s/></text:span><text:span text:style-name="T21_24">include</text:span><text:span text:style-name="T21_25"><text:s/></text:span><text:span text:style-name="T21_26">new</text:span><text:span text:style-name="T21_27"><text:s/></text:span><text:span text:style-name="T21_28">Stances</text:span><text:span text:style-name="T21_29">,<text:s/></text:span><text:span text:style-name="T21_30">Beast</text:span><text:span text:style-name="T21_31"><text:s/></text:span><text:span text:style-name="T21_32">Master</text:span><text:span text:style-name="T21_33"><text:s/></text:span><text:span text:style-name="T21_34">attacks</text:span><text:span text:style-name="T21_35">,<text:s/></text:span><text:span text:style-name="T21_36">and</text:span><text:span text:style-name="T21_37"><text:s/></text:span><text:span text:style-name="T21_38">many</text:span><text:span text:style-name="T21_39"><text:s/></text:span><text:span text:style-name="T21_40">brand</text:span><text:span text:style-name="T21_41"><text:s/></text:span><text:span text:style-name="T21_42">new</text:span><text:span text:style-name="T21_43"><text:s/></text:span><text:span text:style-name="T21_44">bow</text:span><text:span text:style-name="T21_45"><text:s/></text:span><text:span text:style-name="T21_46">attacks</text:span><text:span text:style-name="T21_47"><text:s/></text:span><text:span text:style-name="T21_48">based</text:span><text:span text:style-name="T21_49"><text:s/></text:span><text:span text:style-name="T21_50">on</text:span><text:span text:style-name="T21_51"><text:s/></text:span><text:span text:style-name="T21_52">the</text:span><text:span text:style-name="T21_53"><text:s/></text:span><text:span text:style-name="T21_54">game</text:span><text:span text:style-name="T21_55">.</text:span></text:p>
      <text:p text:style-name="P22"/>
      <text:p text:style-name="P23"><text:span text:style-name="T23_1">**</text:span><text:span text:style-name="T23_2">The</text:span><text:span text:style-name="T23_3"><text:s/></text:span><text:span text:style-name="T23_4">new</text:span><text:span text:style-name="T23_5"><text:s/></text:span><text:span text:style-name="T23_6">Druid</text:span><text:span text:style-name="T23_7"><text:s/></text:span><text:span text:style-name="T23_8">Nature</text:span><text:span text:style-name="T23_9"><text:s/></text:span><text:span text:style-name="T23_10">Spirits</text:span><text:span text:style-name="T23_11">.<text:s/></text:span><text:span text:style-name="T23_12">These</text:span><text:span text:style-name="T23_13"><text:s/></text:span><text:span text:style-name="T23_14">files</text:span><text:span text:style-name="T23_15"><text:s/></text:span><text:span text:style-name="T23_16">create</text:span><text:span text:style-name="T23_17"><text:s/></text:span><text:span text:style-name="T23_18">spirits</text:span><text:span text:style-name="T23_19"><text:s/></text:span><text:span text:style-name="T23_20">that</text:span><text:span text:style-name="T23_21"><text:s/></text:span><text:span text:style-name="T23_22">can</text:span><text:span text:style-name="T23_23">'</text:span><text:span text:style-name="T23_24">t</text:span><text:span text:style-name="T23_25"><text:s/></text:span><text:span text:style-name="T23_26">move</text:span><text:span text:style-name="T23_27"><text:s/></text:span><text:span text:style-name="T23_28">or</text:span><text:span text:style-name="T23_29"><text:s/></text:span><text:span text:style-name="T23_30">attack</text:span><text:span text:style-name="T23_31">,<text:s/></text:span><text:span text:style-name="T23_32">but</text:span><text:span text:style-name="T23_33"><text:s/></text:span><text:span text:style-name="T23_34">create</text:span><text:span text:style-name="T23_35"><text:s/></text:span><text:span text:style-name="T23_36">a</text:span><text:span text:style-name="T23_37"><text:s/></text:span><text:span text:style-name="T23_38">zone</text:span><text:span text:style-name="T23_39"><text:s/></text:span><text:span text:style-name="T23_40">that</text:span><text:span text:style-name="T23_41"><text:s/></text:span><text:span text:style-name="T23_42">affects</text:span><text:span text:style-name="T23_43"><text:s/></text:span><text:span text:style-name="T23_44">allies</text:span><text:span text:style-name="T23_45"><text:s/></text:span><text:span text:style-name="T23_46">and</text:span><text:span text:style-name="T23_47"><text:s/></text:span><text:span text:style-name="T23_48">foes</text:span><text:span text:style-name="T23_49"><text:s/></text:span><text:span text:style-name="T23_50">in</text:span><text:span text:style-name="T23_51"><text:s/></text:span><text:span text:style-name="T23_52">the</text:span><text:span text:style-name="T23_53"><text:s/></text:span><text:span text:style-name="T23_54">zone</text:span><text:span text:style-name="T23_55">.</text:span></text:p>
      <text:p text:style-name="P24"><text:span text:style-name="T24_1"><text:s/></text:span></text:p>
      <text:p text:style-name="P25"><text:span text:style-name="T25_1">For</text:span><text:span text:style-name="T25_2"><text:s/></text:span><text:span text:style-name="T25_3">Example</text:span><text:span text:style-name="T25_4">:</text:span></text:p>
      <text:p text:style-name="P26"><text:span text:style-name="T26_1">Nature</text:span><text:span text:style-name="T26_2"><text:s/></text:span><text:span text:style-name="T26_3">Spirit</text:span><text:span text:style-name="T26_4">:<text:s/></text:span><text:span text:style-name="T26_5">Lacerate</text:span><text:span text:style-name="T26_6"><text:s/>(</text:span><text:span text:style-name="T26_7">Druid</text:span><text:span text:style-name="T26_8"><text:s/></text:span><text:span text:style-name="T26_9">Utility</text:span><text:span text:style-name="T26_10"><text:s/>2)</text:span></text:p>
      <text:p text:style-name="P27"><text:span text:style-name="T27_1">You</text:span><text:span text:style-name="T27_2"><text:s/></text:span><text:span text:style-name="T27_3">summon</text:span><text:span text:style-name="T27_4"><text:s/></text:span><text:span text:style-name="T27_5">forth</text:span><text:span text:style-name="T27_6"><text:s/></text:span><text:span text:style-name="T27_7">a</text:span><text:span text:style-name="T27_8"><text:s/></text:span><text:span text:style-name="T27_9">Nature</text:span><text:span text:style-name="T27_10"><text:s/></text:span><text:span text:style-name="T27_11">Spirit</text:span><text:span text:style-name="T27_12"><text:s/></text:span><text:span text:style-name="T27_13">in</text:span><text:span text:style-name="T27_14"><text:s/></text:span><text:span text:style-name="T27_15">the</text:span><text:span text:style-name="T27_16"><text:s/></text:span><text:span text:style-name="T27_17">form</text:span><text:span text:style-name="T27_18"><text:s/></text:span><text:span text:style-name="T27_19">of</text:span><text:span text:style-name="T27_20"><text:s/></text:span><text:span text:style-name="T27_21">a</text:span><text:span text:style-name="T27_22"><text:s/></text:span><text:span text:style-name="T27_23">non</text:span><text:span text:style-name="T27_24">-</text:span><text:span text:style-name="T27_25">corporeal</text:span><text:span text:style-name="T27_26"><text:s/></text:span><text:span text:style-name="T27_27">Skinned</text:span><text:span text:style-name="T27_28"><text:s/></text:span><text:span text:style-name="T27_29">Deer</text:span><text:span text:style-name="T27_30"><text:s/></text:span><text:span text:style-name="T27_31">hanging</text:span><text:span text:style-name="T27_32"><text:s/></text:span><text:span text:style-name="T27_33">from</text:span><text:span text:style-name="T27_34"><text:s/></text:span><text:span text:style-name="T27_35">a</text:span><text:span text:style-name="T27_36"><text:s/></text:span><text:span text:style-name="T27_37">large</text:span><text:span text:style-name="T27_38"><text:s/></text:span><text:span text:style-name="T27_39">Oak</text:span><text:span text:style-name="T27_40"><text:s/></text:span><text:span text:style-name="T27_41">Tree</text:span><text:span text:style-name="T27_42">.</text:span></text:p>
      <text:p text:style-name="P28"/>
      <text:p text:style-name="P29"><text:span text:style-name="T29_1">You</text:span><text:span text:style-name="T29_2"><text:s/></text:span><text:span text:style-name="T29_3">summon</text:span><text:span text:style-name="T29_4"><text:s/></text:span><text:span text:style-name="T29_5">a</text:span><text:span text:style-name="T29_6"><text:s/></text:span><text:span text:style-name="T29_7">Nature</text:span><text:span text:style-name="T29_8"><text:s/></text:span><text:span text:style-name="T29_9">Spirit</text:span><text:span text:style-name="T29_10"><text:s/></text:span><text:span text:style-name="T29_11">in</text:span><text:span text:style-name="T29_12"><text:s/></text:span><text:span text:style-name="T29_13">an</text:span><text:span text:style-name="T29_14"><text:s/></text:span><text:span text:style-name="T29_15">unoccupied</text:span><text:span text:style-name="T29_16"><text:s/></text:span><text:span text:style-name="T29_17">adjacent</text:span><text:span text:style-name="T29_18"><text:s/></text:span><text:span text:style-name="T29_19">square</text:span><text:span text:style-name="T29_20"><text:s/></text:span><text:span text:style-name="T29_21">to</text:span><text:span text:style-name="T29_22"><text:s/></text:span><text:span text:style-name="T29_23">you</text:span><text:span text:style-name="T29_24">.<text:s/></text:span><text:span text:style-name="T29_25">This</text:span><text:span text:style-name="T29_26"><text:s/></text:span><text:span text:style-name="T29_27">spirit</text:span><text:span text:style-name="T29_28"><text:s/></text:span><text:span text:style-name="T29_29">cannot</text:span><text:span text:style-name="T29_30"><text:s/></text:span><text:span text:style-name="T29_31">move</text:span><text:span text:style-name="T29_32"><text:s/></text:span><text:span text:style-name="T29_33">or</text:span><text:span text:style-name="T29_34"><text:s/></text:span><text:span text:style-name="T29_35">attack</text:span><text:span text:style-name="T29_36">.<text:s/></text:span><text:span text:style-name="T29_37">This</text:span><text:span text:style-name="T29_38"><text:s/></text:span><text:span text:style-name="T29_39">spirit</text:span><text:span text:style-name="T29_40"><text:s/></text:span><text:span text:style-name="T29_41">has</text:span><text:span text:style-name="T29_42"><text:s/></text:span><text:span text:style-name="T29_43">Hit</text:span><text:span text:style-name="T29_44"><text:s/></text:span><text:span text:style-name="T29_45">Points</text:span><text:span text:style-name="T29_46"><text:s/></text:span><text:span text:style-name="T29_47">equal</text:span><text:span text:style-name="T29_48"><text:s/></text:span><text:span text:style-name="T29_49">to</text:span><text:span text:style-name="T29_50"><text:s/></text:span><text:span text:style-name="T29_51">your</text:span><text:span text:style-name="T29_52"><text:s/></text:span><text:span text:style-name="T29_53">Max</text:span><text:span text:style-name="T29_54"><text:s/></text:span><text:span text:style-name="T29_55">HP</text:span><text:span text:style-name="T29_56">.<text:s/></text:span><text:span text:style-name="T29_57">All</text:span><text:span text:style-name="T29_58"><text:s/></text:span><text:span text:style-name="T29_59">of</text:span><text:span text:style-name="T29_60"><text:s/></text:span><text:span text:style-name="T29_61">the</text:span><text:span text:style-name="T29_62"><text:s/></text:span><text:span text:style-name="T29_63">Spirit</text:span><text:span text:style-name="T29_64">'</text:span><text:span text:style-name="T29_65">s</text:span><text:span text:style-name="T29_66"><text:s/></text:span><text:span text:style-name="T29_67">defenses</text:span><text:span text:style-name="T29_68"><text:s/></text:span><text:span text:style-name="T29_69">are</text:span><text:span text:style-name="T29_70"><text:s/></text:span><text:span text:style-name="T29_71">equal</text:span><text:span text:style-name="T29_72"><text:s/></text:span><text:span text:style-name="T29_73">to</text:span><text:span text:style-name="T29_74"><text:s/>10.<text:s/></text:span><text:span text:style-name="T29_75">While</text:span><text:span text:style-name="T29_76"><text:s/></text:span><text:span text:style-name="T29_77">this</text:span><text:span text:style-name="T29_78"><text:s/></text:span><text:span text:style-name="T29_79">summon</text:span><text:span text:style-name="T29_80"><text:s/></text:span><text:span text:style-name="T29_81">is</text:span><text:span text:style-name="T29_82"><text:s/></text:span><text:span text:style-name="T29_83">active</text:span><text:span text:style-name="T29_84"><text:s/></text:span><text:span text:style-name="T29_85">it</text:span><text:span text:style-name="T29_86"><text:s/></text:span><text:span text:style-name="T29_87">creates</text:span><text:span text:style-name="T29_88"><text:s/></text:span><text:span text:style-name="T29_89">a</text:span><text:span text:style-name="T29_90"><text:s/></text:span><text:span text:style-name="T29_91">zone</text:span><text:span text:style-name="T29_92"><text:s/></text:span><text:span text:style-name="T29_93">centered</text:span><text:span text:style-name="T29_94"><text:s/></text:span><text:span text:style-name="T29_95">on</text:span><text:span text:style-name="T29_96"><text:s/></text:span><text:span text:style-name="T29_97">it</text:span><text:span text:style-name="T29_98">,<text:s/></text:span><text:span text:style-name="T29_99">equal</text:span><text:span text:style-name="T29_100"><text:s/></text:span><text:span text:style-name="T29_101">too</text:span><text:span text:style-name="T29_102"><text:s/></text:span><text:span text:style-name="T29_103">Close</text:span><text:span text:style-name="T29_104"><text:s/></text:span><text:span text:style-name="T29_105">burst</text:span><text:span text:style-name="T29_106"><text:s/>5.</text:span></text:p>
      <text:p text:style-name="P30"><text:span text:style-name="T30_1">Each</text:span><text:span text:style-name="T30_2"><text:s/></text:span><text:span text:style-name="T30_3">enemy</text:span><text:span text:style-name="T30_4"><text:s/></text:span><text:span text:style-name="T30_5">within</text:span><text:span text:style-name="T30_6"><text:s/></text:span><text:span text:style-name="T30_7">the</text:span><text:span text:style-name="T30_8"><text:s/></text:span><text:span text:style-name="T30_9">zone</text:span><text:span text:style-name="T30_10"><text:s/></text:span><text:span text:style-name="T30_11">that</text:span><text:span text:style-name="T30_12"><text:s/></text:span><text:span text:style-name="T30_13">is</text:span><text:span text:style-name="T30_14"><text:s/></text:span><text:span text:style-name="T30_15">suffering</text:span><text:span text:style-name="T30_16"><text:s/></text:span><text:span text:style-name="T30_17">from</text:span><text:span text:style-name="T30_18"><text:s/></text:span><text:span text:style-name="T30_19">ongoing</text:span><text:span text:style-name="T30_20"><text:s/></text:span><text:span text:style-name="T30_21">damage</text:span><text:span text:style-name="T30_22"><text:s/></text:span><text:span text:style-name="T30_23">receives</text:span><text:span text:style-name="T30_24"><text:s/></text:span><text:span text:style-name="T30_25">an</text:span><text:span text:style-name="T30_26"><text:s/></text:span><text:span text:style-name="T30_27">extra</text:span><text:span text:style-name="T30_28"><text:s/></text:span><text:span text:style-name="T30_29">ongoing</text:span><text:span text:style-name="T30_30"><text:s/>2<text:s/></text:span><text:span text:style-name="T30_31">damage</text:span><text:span text:style-name="T30_32"><text:s/>-<text:s/></text:span><text:span text:style-name="T30_33">Bleeding</text:span><text:span text:style-name="T30_34">.<text:s/></text:span><text:span text:style-name="T30_35">All</text:span><text:span text:style-name="T30_36"><text:s/></text:span><text:span text:style-name="T30_37">ongoing</text:span><text:span text:style-name="T30_38"><text:s/></text:span><text:span text:style-name="T30_39">damage</text:span><text:span text:style-name="T30_40"><text:s/></text:span><text:span text:style-name="T30_41">cannot</text:span><text:span text:style-name="T30_42"><text:s/></text:span><text:span text:style-name="T30_43">be</text:span><text:span text:style-name="T30_44"><text:s/></text:span><text:span text:style-name="T30_45">ended</text:span><text:span text:style-name="T30_46"><text:s/></text:span><text:span text:style-name="T30_47">while</text:span><text:span text:style-name="T30_48"><text:s/></text:span><text:span text:style-name="T30_49">in</text:span><text:span text:style-name="T30_50"><text:s/></text:span><text:span text:style-name="T30_51">the</text:span><text:span text:style-name="T30_52"><text:s/></text:span><text:span text:style-name="T30_53">zone</text:span><text:span text:style-name="T30_54">.<text:s/></text:span><text:span text:style-name="T30_55">Each</text:span><text:span text:style-name="T30_56"><text:s/></text:span><text:span text:style-name="T30_57">ally</text:span><text:span text:style-name="T30_58"><text:s/></text:span><text:span text:style-name="T30_59">within</text:span><text:span text:style-name="T30_60"><text:s/></text:span><text:span text:style-name="T30_61">the</text:span><text:span text:style-name="T30_62"><text:s/></text:span><text:span text:style-name="T30_63">zone</text:span><text:span text:style-name="T30_64"><text:s/></text:span><text:span text:style-name="T30_65">that</text:span><text:span text:style-name="T30_66"><text:s/></text:span><text:span text:style-name="T30_67">is</text:span><text:span text:style-name="T30_68"><text:s/></text:span><text:span text:style-name="T30_69">suffering</text:span><text:span text:style-name="T30_70"><text:s/></text:span><text:span text:style-name="T30_71">from</text:span><text:span text:style-name="T30_72"><text:s/></text:span><text:span text:style-name="T30_73">ongoing</text:span><text:span text:style-name="T30_74"><text:s/></text:span><text:span text:style-name="T30_75">damage</text:span><text:span text:style-name="T30_76"><text:s/></text:span><text:span text:style-name="T30_77">receives</text:span><text:span text:style-name="T30_78"><text:s/></text:span><text:span text:style-name="T30_79">a</text:span><text:span text:style-name="T30_80"><text:s/></text:span><text:span text:style-name="T30_81">regeneration</text:span><text:span text:style-name="T30_82"><text:s/></text:span><text:span text:style-name="T30_83">of</text:span><text:span text:style-name="T30_84"><text:s/>2.<text:s/></text:span><text:span text:style-name="T30_85">When</text:span><text:span text:style-name="T30_86"><text:s/></text:span><text:span text:style-name="T30_87">this</text:span><text:span text:style-name="T30_88"><text:s/></text:span><text:span text:style-name="T30_89">zone</text:span><text:span text:style-name="T30_90"><text:s/></text:span><text:span text:style-name="T30_91">ends</text:span><text:span text:style-name="T30_92"><text:s/></text:span><text:span text:style-name="T30_93">all</text:span><text:span text:style-name="T30_94"><text:s/></text:span><text:span text:style-name="T30_95">creatures</text:span><text:span text:style-name="T30_96"><text:s/>(</text:span><text:span text:style-name="T30_97">ally</text:span><text:span text:style-name="T30_98"><text:s/></text:span><text:span text:style-name="T30_99">and</text:span><text:span text:style-name="T30_100"><text:s/></text:span><text:span text:style-name="T30_101">foe</text:span><text:span text:style-name="T30_102">)<text:s/></text:span><text:span text:style-name="T30_103">in</text:span><text:span text:style-name="T30_104"><text:s/></text:span><text:span text:style-name="T30_105">the</text:span><text:span text:style-name="T30_106"><text:s/></text:span><text:span text:style-name="T30_107">zone</text:span><text:span text:style-name="T30_108"><text:s/></text:span><text:span text:style-name="T30_109">take</text:span><text:span text:style-name="T30_110"><text:s/></text:span><text:span text:style-name="T30_111">ongoing</text:span><text:span text:style-name="T30_112"><text:s/>3<text:s/></text:span><text:span text:style-name="T30_113">damage</text:span><text:span text:style-name="T30_114"><text:s/>(</text:span><text:span text:style-name="T30_115">save</text:span><text:span text:style-name="T30_116"><text:s/></text:span><text:span text:style-name="T30_117">ends</text:span><text:span text:style-name="T30_118">)<text:s/>-<text:s/></text:span><text:span text:style-name="T30_119">Bleeding</text:span><text:span text:style-name="T30_120">.</text:span></text:p>
      <text:p text:style-name="P31"><text:span text:style-name="T31_1">This</text:span><text:span text:style-name="T31_2"><text:s/></text:span><text:span text:style-name="T31_3">Spirit</text:span><text:span text:style-name="T31_4"><text:s/></text:span><text:span text:style-name="T31_5">lasts</text:span><text:span text:style-name="T31_6"><text:s/></text:span><text:span text:style-name="T31_7">a</text:span><text:span text:style-name="T31_8"><text:s/></text:span><text:span text:style-name="T31_9">number</text:span><text:span text:style-name="T31_10"><text:s/></text:span><text:span text:style-name="T31_11">of</text:span><text:span text:style-name="T31_12"><text:s/></text:span><text:span text:style-name="T31_13">turns</text:span><text:span text:style-name="T31_14"><text:s/></text:span><text:span text:style-name="T31_15">equal</text:span><text:span text:style-name="T31_16"><text:s/></text:span><text:span text:style-name="T31_17">to</text:span><text:span text:style-name="T31_18"><text:s/></text:span><text:span text:style-name="T31_19">your</text:span><text:span text:style-name="T31_20"><text:s/></text:span><text:span text:style-name="T31_21">Wisdom</text:span><text:span text:style-name="T31_22"><text:s/></text:span><text:span text:style-name="T31_23">modifier</text:span><text:span text:style-name="T31_24"><text:s/></text:span><text:span text:style-name="T31_25">ending</text:span><text:span text:style-name="T31_26"><text:s/></text:span><text:span text:style-name="T31_27">at</text:span><text:span text:style-name="T31_28"><text:s/></text:span><text:span text:style-name="T31_29">the</text:span><text:span text:style-name="T31_30"><text:s/></text:span><text:span text:style-name="T31_31">end</text:span><text:span text:style-name="T31_32"><text:s/></text:span><text:span text:style-name="T31_33">of</text:span><text:span text:style-name="T31_34"><text:s/></text:span><text:span text:style-name="T31_35">the</text:span><text:span text:style-name="T31_36"><text:s/></text:span><text:span text:style-name="T31_37">appropriate</text:span><text:span text:style-name="T31_38"><text:s/></text:span><text:span text:style-name="T31_39">turn</text:span><text:span text:style-name="T31_40">.<text:s/></text:span><text:span text:style-name="T31_41">This</text:span><text:span text:style-name="T31_42"><text:s/></text:span><text:span text:style-name="T31_43">Spirit</text:span><text:span text:style-name="T31_44"><text:s/></text:span><text:span text:style-name="T31_45">can</text:span><text:span text:style-name="T31_46"><text:s/></text:span><text:span text:style-name="T31_47">be</text:span><text:span text:style-name="T31_48"><text:s/></text:span><text:span text:style-name="T31_49">unsummoned</text:span><text:span text:style-name="T31_50"><text:s/></text:span><text:span text:style-name="T31_51">as</text:span><text:span text:style-name="T31_52"><text:s/></text:span><text:span text:style-name="T31_53">a</text:span><text:span text:style-name="T31_54"><text:s/></text:span><text:span text:style-name="T31_55">Minor</text:span><text:span text:style-name="T31_56"><text:s/></text:span><text:span text:style-name="T31_57">action</text:span><text:span text:style-name="T31_58">.</text:span></text:p>
      <text:p text:style-name="P32"/>
      <text:p text:style-name="P33"><text:span text:style-name="T33_1">**</text:span><text:span text:style-name="T33_2">And</text:span><text:span text:style-name="T33_3"><text:s/></text:span><text:span text:style-name="T33_4">then</text:span><text:span text:style-name="T33_5"><text:s/></text:span><text:span text:style-name="T33_6">finally</text:span><text:span text:style-name="T33_7"><text:s/></text:span><text:span text:style-name="T33_8">the</text:span><text:span text:style-name="T33_9"><text:s/></text:span><text:span text:style-name="T33_10">new</text:span><text:span text:style-name="T33_11"><text:s/></text:span><text:span text:style-name="T33_12">Rogue</text:span><text:span text:style-name="T33_13"><text:s/></text:span><text:span text:style-name="T33_14">Trap</text:span><text:span text:style-name="T33_15"><text:s/></text:span><text:span text:style-name="T33_16">Utilities</text:span><text:span text:style-name="T33_17">.<text:s/></text:span><text:span text:style-name="T33_18">These</text:span><text:span text:style-name="T33_19"><text:s/></text:span><text:span text:style-name="T33_20">files</text:span><text:span text:style-name="T33_21"><text:s/></text:span><text:span text:style-name="T33_22">add</text:span><text:span text:style-name="T33_23"><text:s/></text:span><text:span text:style-name="T33_24">a</text:span><text:span text:style-name="T33_25"><text:s/></text:span><text:span text:style-name="T33_26">limited</text:span><text:span text:style-name="T33_27"><text:s/></text:span><text:span text:style-name="T33_28">number</text:span><text:span text:style-name="T33_29"><text:s/></text:span><text:span text:style-name="T33_30">of</text:span><text:span text:style-name="T33_31"><text:s/></text:span><text:span text:style-name="T33_32">actual</text:span><text:span text:style-name="T33_33"><text:s/></text:span><text:span text:style-name="T33_34">traps</text:span><text:span text:style-name="T33_35"><text:s/></text:span><text:span text:style-name="T33_36">in</text:span><text:span text:style-name="T33_37"><text:s/></text:span><text:span text:style-name="T33_38">the</text:span><text:span text:style-name="T33_39"><text:s/></text:span><text:span text:style-name="T33_40">game</text:span><text:span text:style-name="T33_41"><text:s/></text:span><text:span text:style-name="T33_42">that</text:span><text:span text:style-name="T33_43"><text:s/></text:span><text:span text:style-name="T33_44">a</text:span><text:span text:style-name="T33_45"><text:s/></text:span><text:span text:style-name="T33_46">Rogue</text:span><text:span text:style-name="T33_47"><text:s/></text:span><text:span text:style-name="T33_48">can</text:span><text:span text:style-name="T33_49"><text:s/></text:span><text:span text:style-name="T33_50">set</text:span><text:span text:style-name="T33_51"><text:s/></text:span><text:span text:style-name="T33_52">during</text:span><text:span text:style-name="T33_53"><text:s/></text:span><text:span text:style-name="T33_54">combat</text:span><text:span text:style-name="T33_55"><text:s/></text:span><text:span text:style-name="T33_56">as</text:span><text:span text:style-name="T33_57"><text:s/></text:span><text:span text:style-name="T33_58">a</text:span><text:span text:style-name="T33_59"><text:s/></text:span><text:span text:style-name="T33_60">utility</text:span><text:span text:style-name="T33_61"><text:s/></text:span><text:span text:style-name="T33_62">power</text:span><text:span text:style-name="T33_63">.</text:span></text:p>
      <text:p text:style-name="P34"/>
      <text:p text:style-name="P35"><text:span text:style-name="T35_1">For</text:span><text:span text:style-name="T35_2"><text:s/></text:span><text:span text:style-name="T35_3">Example</text:span><text:span text:style-name="T35_4">:</text:span></text:p>
      <text:p text:style-name="P36"><text:span text:style-name="T36_1">Trap</text:span><text:span text:style-name="T36_2">:<text:s/></text:span><text:span text:style-name="T36_3">Viper</text:span><text:span text:style-name="T36_4">'</text:span><text:span text:style-name="T36_5">s</text:span><text:span text:style-name="T36_6"><text:s/></text:span><text:span text:style-name="T36_7">Nest</text:span><text:span text:style-name="T36_8"><text:s/>(</text:span><text:span text:style-name="T36_9">Rogue</text:span><text:span text:style-name="T36_10"><text:s/></text:span><text:span text:style-name="T36_11">Utility</text:span><text:span text:style-name="T36_12"><text:s/>2)</text:span></text:p>
      <text:p text:style-name="P37"/>
      <text:p text:style-name="P38"><text:span text:style-name="T38_1">You</text:span><text:span text:style-name="T38_2"><text:s/></text:span><text:span text:style-name="T38_3">place</text:span><text:span text:style-name="T38_4"><text:s/></text:span><text:span text:style-name="T38_5">a</text:span><text:span text:style-name="T38_6"><text:s/></text:span><text:span text:style-name="T38_7">trap</text:span><text:span text:style-name="T38_8"><text:s/></text:span><text:span text:style-name="T38_9">in</text:span><text:span text:style-name="T38_10"><text:s/></text:span><text:span text:style-name="T38_11">an</text:span><text:span text:style-name="T38_12"><text:s/></text:span><text:span text:style-name="T38_13">adjacent</text:span><text:span text:style-name="T38_14"><text:s/></text:span><text:span text:style-name="T38_15">area</text:span><text:span text:style-name="T38_16"><text:s/></text:span><text:span text:style-name="T38_17">to</text:span><text:span text:style-name="T38_18"><text:s/></text:span><text:span text:style-name="T38_19">you</text:span><text:span text:style-name="T38_20">.</text:span></text:p>
      <text:p text:style-name="P39"><text:span text:style-name="T39_1">Standard</text:span><text:span text:style-name="T39_2"><text:s/></text:span><text:span text:style-name="T39_3">Action</text:span><text:span text:style-name="T39_4">:<text:s/>1<text:s/></text:span><text:span text:style-name="T39_5">unoccupied</text:span><text:span text:style-name="T39_6"><text:s/></text:span><text:span text:style-name="T39_7">adjacent</text:span><text:span text:style-name="T39_8"><text:s/></text:span><text:span text:style-name="T39_9">square</text:span><text:span text:style-name="T39_10"><text:s/></text:span><text:span text:style-name="T39_11">to</text:span><text:span text:style-name="T39_12"><text:s/></text:span><text:span text:style-name="T39_13">you</text:span><text:span text:style-name="T39_14">.</text:span></text:p>
      <text:p text:style-name="P40"><text:span text:style-name="T40_1">Standard</text:span><text:span text:style-name="T40_2"><text:s/>+<text:s/></text:span><text:span text:style-name="T40_3">Minor</text:span><text:span text:style-name="T40_4"><text:s/></text:span><text:span text:style-name="T40_5">Action</text:span><text:span text:style-name="T40_6">:<text:s/>2</text:span><text:span text:style-name="T40_7">x</text:span><text:span text:style-name="T40_8">2<text:s/></text:span><text:span text:style-name="T40_9">unoccupied</text:span><text:span text:style-name="T40_10"><text:s/></text:span><text:span text:style-name="T40_11">adjacent</text:span><text:span text:style-name="T40_12"><text:s/></text:span><text:span text:style-name="T40_13">squares</text:span><text:span text:style-name="T40_14"><text:s/></text:span><text:span text:style-name="T40_15">to</text:span><text:span text:style-name="T40_16"><text:s/></text:span><text:span text:style-name="T40_17">you</text:span><text:span text:style-name="T40_18">.</text:span></text:p>
      <text:p text:style-name="P41"><text:span text:style-name="T41_1">The</text:span><text:span text:style-name="T41_2"><text:s/></text:span><text:span text:style-name="T41_3">first</text:span><text:span text:style-name="T41_4"><text:s/></text:span><text:span text:style-name="T41_5">enemy</text:span><text:span text:style-name="T41_6"><text:s/></text:span><text:span text:style-name="T41_7">creature</text:span><text:span text:style-name="T41_8"><text:s/></text:span><text:span text:style-name="T41_9">that</text:span><text:span text:style-name="T41_10"><text:s/></text:span><text:span text:style-name="T41_11">steps</text:span><text:span text:style-name="T41_12"><text:s/></text:span><text:span text:style-name="T41_13">into</text:span><text:span text:style-name="T41_14"><text:s/></text:span><text:span text:style-name="T41_15">the</text:span><text:span text:style-name="T41_16"><text:s/></text:span><text:span text:style-name="T41_17">square</text:span><text:span text:style-name="T41_18"><text:s/></text:span><text:span text:style-name="T41_19">sets</text:span><text:span text:style-name="T41_20"><text:s/></text:span><text:span text:style-name="T41_21">the</text:span><text:span text:style-name="T41_22"><text:s/></text:span><text:span text:style-name="T41_23">trap</text:span><text:span text:style-name="T41_24"><text:s/></text:span><text:span text:style-name="T41_25">off</text:span><text:span text:style-name="T41_26"><text:s/>(</text:span><text:span text:style-name="T41_27">Perception</text:span><text:span text:style-name="T41_28"><text:s/></text:span><text:span text:style-name="T41_29">Check</text:span><text:span text:style-name="T41_30"><text:s/></text:span><text:span text:style-name="T41_31">DC</text:span><text:span text:style-name="T41_32"><text:s/>17<text:s/>+<text:s/></text:span><text:span text:style-name="T41_33">Rogue</text:span><text:span text:style-name="T41_34">'</text:span><text:span text:style-name="T41_35">s</text:span><text:span text:style-name="T41_36"><text:s/></text:span><text:span text:style-name="T41_37">Level</text:span><text:span text:style-name="T41_38"><text:s/></text:span><text:span text:style-name="T41_39">to</text:span><text:span text:style-name="T41_40"><text:s/></text:span><text:span text:style-name="T41_41">recognize</text:span><text:span text:style-name="T41_42"><text:s/></text:span><text:span text:style-name="T41_43">the</text:span><text:span text:style-name="T41_44"><text:s/></text:span><text:span text:style-name="T41_45">trap</text:span><text:span text:style-name="T41_46">),<text:s/></text:span><text:span text:style-name="T41_47">taking</text:span><text:span text:style-name="T41_48"><text:s/>1</text:span><text:span text:style-name="T41_49">d</text:span><text:span text:style-name="T41_50">6<text:s/></text:span><text:span text:style-name="T41_51">poison</text:span><text:span text:style-name="T41_52"><text:s/></text:span><text:span text:style-name="T41_53">damage</text:span><text:span text:style-name="T41_54"><text:s/></text:span><text:span text:style-name="T41_55">and</text:span><text:span text:style-name="T41_56"><text:s/></text:span><text:span text:style-name="T41_57">ongoing</text:span><text:span text:style-name="T41_58"><text:s/>4<text:s/></text:span><text:span text:style-name="T41_59">poison</text:span><text:span text:style-name="T41_60"><text:s/></text:span><text:span text:style-name="T41_61">damage</text:span><text:span text:style-name="T41_62"><text:s/>(</text:span><text:span text:style-name="T41_63">save</text:span><text:span text:style-name="T41_64"><text:s/></text:span><text:span text:style-name="T41_65">ends</text:span><text:span text:style-name="T41_66">).<text:s/></text:span><text:span text:style-name="T41_67">All</text:span><text:span text:style-name="T41_68"><text:s/></text:span><text:span text:style-name="T41_69">adjacent</text:span><text:span text:style-name="T41_70"><text:s/></text:span><text:span text:style-name="T41_71">creatures</text:span><text:span text:style-name="T41_72"><text:s/></text:span><text:span text:style-name="T41_73">take</text:span><text:span text:style-name="T41_74"><text:s/></text:span><text:span text:style-name="T41_75">ongoing</text:span><text:span text:style-name="T41_76"><text:s/>4<text:s/></text:span><text:span text:style-name="T41_77">poison</text:span><text:span text:style-name="T41_78"><text:s/></text:span><text:span text:style-name="T41_79">damage</text:span><text:span text:style-name="T41_80"><text:s/></text:span><text:span text:style-name="T41_81">until</text:span><text:span text:style-name="T41_82"><text:s/></text:span><text:span text:style-name="T41_83">the</text:span><text:span text:style-name="T41_84"><text:s/></text:span><text:span text:style-name="T41_85">end</text:span><text:span text:style-name="T41_86"><text:s/></text:span><text:span text:style-name="T41_87">of</text:span><text:span text:style-name="T41_88"><text:s/></text:span><text:span text:style-name="T41_89">their</text:span><text:span text:style-name="T41_90"><text:s/></text:span><text:span text:style-name="T41_91">next</text:span><text:span text:style-name="T41_92"><text:s/></text:span><text:span text:style-name="T41_93">turn</text:span><text:span text:style-name="T41_94">.</text:span></text:p>
      <text:p text:style-name="P42"><text:span text:style-name="T42_1">Allies</text:span><text:span text:style-name="T42_2"><text:s/></text:span><text:span text:style-name="T42_3">that</text:span><text:span text:style-name="T42_4"><text:s/></text:span><text:span text:style-name="T42_5">move</text:span><text:span text:style-name="T42_6"><text:s/></text:span><text:span text:style-name="T42_7">into</text:span><text:span text:style-name="T42_8"><text:s/></text:span><text:span text:style-name="T42_9">the</text:span><text:span text:style-name="T42_10"><text:s/></text:span><text:span text:style-name="T42_11">trapped</text:span><text:span text:style-name="T42_12"><text:s/></text:span><text:span text:style-name="T42_13">area</text:span><text:span text:style-name="T42_14"><text:s/></text:span><text:span text:style-name="T42_15">must</text:span><text:span text:style-name="T42_16"><text:s/></text:span><text:span text:style-name="T42_17">treat</text:span><text:span text:style-name="T42_18"><text:s/></text:span><text:span text:style-name="T42_19">the</text:span><text:span text:style-name="T42_20"><text:s/></text:span><text:span text:style-name="T42_21">area</text:span><text:span text:style-name="T42_22"><text:s/></text:span><text:span text:style-name="T42_23">as</text:span><text:span text:style-name="T42_24"><text:s/></text:span><text:span text:style-name="T42_25">difficult</text:span><text:span text:style-name="T42_26"><text:s/></text:span><text:span text:style-name="T42_27">terrain</text:span><text:span text:style-name="T42_28"><text:s/></text:span><text:span text:style-name="T42_29">or</text:span><text:span text:style-name="T42_30"><text:s/></text:span><text:span text:style-name="T42_31">they</text:span><text:span text:style-name="T42_32"><text:s/></text:span><text:span text:style-name="T42_33">set</text:span><text:span text:style-name="T42_34"><text:s/></text:span><text:span text:style-name="T42_35">the</text:span><text:span text:style-name="T42_36"><text:s/></text:span><text:span text:style-name="T42_37">trap</text:span><text:span text:style-name="T42_38"><text:s/></text:span><text:span text:style-name="T42_39">off</text:span><text:span text:style-name="T42_40">.<text:s/></text:span><text:span text:style-name="T42_41">The</text:span><text:span text:style-name="T42_42"><text:s/></text:span><text:span text:style-name="T42_43">trap</text:span><text:span text:style-name="T42_44"><text:s/></text:span><text:span text:style-name="T42_45">lasts</text:span><text:span text:style-name="T42_46"><text:s/></text:span><text:span text:style-name="T42_47">until</text:span><text:span text:style-name="T42_48"><text:s/></text:span><text:span text:style-name="T42_49">its</text:span><text:span text:style-name="T42_50"><text:s/></text:span><text:span text:style-name="T42_51">either</text:span><text:span text:style-name="T42_52"><text:s/></text:span><text:span text:style-name="T42_53">set</text:span><text:span text:style-name="T42_54">-</text:span><text:span text:style-name="T42_55">off</text:span><text:span text:style-name="T42_56"><text:s/></text:span><text:span text:style-name="T42_57">or</text:span><text:span text:style-name="T42_58"><text:s/></text:span><text:span text:style-name="T42_59">disabled</text:span><text:span text:style-name="T42_60">.</text:span></text:p>
      <text:p text:style-name="P43"/>
      <text:p text:style-name="P44"><text:span text:style-name="T44_1">Disabling</text:span><text:span text:style-name="T44_2"><text:s/></text:span><text:span text:style-name="T44_3">a</text:span><text:span text:style-name="T44_4"><text:s/></text:span><text:span text:style-name="T44_5">Trap</text:span><text:span text:style-name="T44_6">:</text:span></text:p>
      <text:p text:style-name="P45"><text:span text:style-name="T45_1">You</text:span><text:span text:style-name="T45_2"><text:s/></text:span><text:span text:style-name="T45_3">can</text:span><text:span text:style-name="T45_4"><text:s/></text:span><text:span text:style-name="T45_5">disable</text:span><text:span text:style-name="T45_6"><text:s/></text:span><text:span text:style-name="T45_7">this</text:span><text:span text:style-name="T45_8"><text:s/></text:span><text:span text:style-name="T45_9">trap</text:span><text:span text:style-name="T45_10"><text:s/>(</text:span><text:span text:style-name="T45_11">as</text:span><text:span text:style-name="T45_12"><text:s/></text:span><text:span text:style-name="T45_13">a</text:span><text:span text:style-name="T45_14"><text:s/></text:span><text:span text:style-name="T45_15">Minor</text:span><text:span text:style-name="T45_16"><text:s/></text:span><text:span text:style-name="T45_17">Action</text:span><text:span text:style-name="T45_18">)<text:s/></text:span><text:span text:style-name="T45_19">and</text:span><text:span text:style-name="T45_20"><text:s/></text:span><text:span text:style-name="T45_21">reuse</text:span><text:span text:style-name="T45_22"><text:s/></text:span><text:span text:style-name="T45_23">the</text:span><text:span text:style-name="T45_24"><text:s/></text:span><text:span text:style-name="T45_25">power</text:span><text:span text:style-name="T45_26"><text:s/></text:span><text:span text:style-name="T45_27">on</text:span><text:span text:style-name="T45_28"><text:s/></text:span><text:span text:style-name="T45_29">a</text:span><text:span text:style-name="T45_30"><text:s/></text:span><text:span text:style-name="T45_31">DC</text:span><text:span text:style-name="T45_32"><text:s/>15<text:s/>(</text:span><text:span text:style-name="T45_33">Dexterity</text:span><text:span text:style-name="T45_34"><text:s/></text:span><text:span text:style-name="T45_35">modifier</text:span><text:span text:style-name="T45_36"><text:s/></text:span><text:span text:style-name="T45_37">roll</text:span><text:span text:style-name="T45_38"><text:s/></text:span><text:span text:style-name="T45_39">bonus</text:span><text:span text:style-name="T45_40">),<text:s/></text:span><text:span text:style-name="T45_41">only</text:span><text:span text:style-name="T45_42"><text:s/></text:span><text:span text:style-name="T45_43">if</text:span><text:span text:style-name="T45_44"><text:s/></text:span><text:span text:style-name="T45_45">the</text:span><text:span text:style-name="T45_46"><text:s/></text:span><text:span text:style-name="T45_47">trap</text:span><text:span text:style-name="T45_48"><text:s/></text:span><text:span text:style-name="T45_49">has</text:span><text:span text:style-name="T45_50"><text:s/></text:span><text:span text:style-name="T45_51">not</text:span><text:span text:style-name="T45_52"><text:s/></text:span><text:span text:style-name="T45_53">been</text:span><text:span text:style-name="T45_54"><text:s/></text:span><text:span text:style-name="T45_55">sprung</text:span><text:span text:style-name="T45_56"><text:s/></text:span><text:span text:style-name="T45_57">and</text:span><text:span text:style-name="T45_58"><text:s/></text:span><text:span text:style-name="T45_59">you</text:span><text:span text:style-name="T45_60"><text:s/></text:span><text:span text:style-name="T45_61">are</text:span><text:span text:style-name="T45_62"><text:s/></text:span><text:span text:style-name="T45_63">adjacent</text:span><text:span text:style-name="T45_64"><text:s/></text:span><text:span text:style-name="T45_65">to</text:span><text:span text:style-name="T45_66"><text:s/></text:span><text:span text:style-name="T45_67">it</text:span><text:span text:style-name="T45_68"><text:s/></text:span><text:span text:style-name="T45_69">while</text:span><text:span text:style-name="T45_70"><text:s/></text:span><text:span text:style-name="T45_71">disabling</text:span><text:span text:style-name="T45_72"><text:s/></text:span><text:span text:style-name="T45_73">it</text:span><text:span text:style-name="T45_74">.</text:span></text:p>
      <text:p text:style-name="P46"/>
      <text:p text:style-name="P47"><text:span text:style-name="T47_1">Again</text:span><text:span text:style-name="T47_2"><text:s/></text:span><text:span text:style-name="T47_3">if</text:span><text:span text:style-name="T47_4"><text:s/></text:span><text:span text:style-name="T47_5">you</text:span><text:span text:style-name="T47_6"><text:s/></text:span><text:span text:style-name="T47_7">see</text:span><text:span text:style-name="T47_8"><text:s/></text:span><text:span text:style-name="T47_9">or</text:span><text:span text:style-name="T47_10"><text:s/></text:span><text:span text:style-name="T47_11">think</text:span><text:span text:style-name="T47_12"><text:s/></text:span><text:span text:style-name="T47_13">something</text:span><text:span text:style-name="T47_14"><text:s/></text:span><text:span text:style-name="T47_15">needs</text:span><text:span text:style-name="T47_16"><text:s/></text:span><text:span text:style-name="T47_17">updated</text:span><text:span text:style-name="T47_18"><text:s/></text:span><text:span text:style-name="T47_19">or</text:span><text:span text:style-name="T47_20"><text:s/></text:span><text:span text:style-name="T47_21">changed</text:span><text:span text:style-name="T47_22"><text:s/></text:span><text:span text:style-name="T47_23">PLEASE</text:span><text:span text:style-name="T47_24"><text:s/></text:span><text:span text:style-name="T47_25">let</text:span><text:span text:style-name="T47_26"><text:s/></text:span><text:span text:style-name="T47_27">me</text:span><text:span text:style-name="T47_28"><text:s/></text:span><text:span text:style-name="T47_29">know</text:span><text:span text:style-name="T47_30">.</text:span></text:p>
      <text:p text:style-name="P48"/>
      <text:p text:style-name="P49"/>
      <text:p text:style-name="P50"><text:span text:style-name="T50_1">Here</text:span><text:span text:style-name="T50_2">'</text:span><text:span text:style-name="T50_3">s</text:span><text:span text:style-name="T50_4"><text:s/></text:span><text:span text:style-name="T50_5">the</text:span><text:span text:style-name="T50_6"><text:s/></text:span><text:span text:style-name="T50_7">next</text:span><text:span text:style-name="T50_8"><text:s/></text:span><text:span text:style-name="T50_9">set</text:span><text:span text:style-name="T50_10">:<text:s/></text:span><text:span text:style-name="T50_11">Cleric</text:span><text:span text:style-name="T50_12"><text:s/></text:span><text:span text:style-name="T50_13">Skills</text:span></text:p>
      <text:p text:style-name="P51"/>
      <text:p text:style-name="P52"><text:span text:style-name="T52_1">This</text:span><text:span text:style-name="T52_2"><text:s/></text:span><text:span text:style-name="T52_3">set</text:span><text:span text:style-name="T52_4"><text:s/></text:span><text:span text:style-name="T52_5">adds</text:span><text:span text:style-name="T52_6"><text:s/></text:span><text:span text:style-name="T52_7">a</text:span><text:span text:style-name="T52_8"><text:s/></text:span><text:span text:style-name="T52_9">large</text:span><text:span text:style-name="T52_10"><text:s/></text:span><text:span text:style-name="T52_11">number</text:span><text:span text:style-name="T52_12"><text:s/></text:span><text:span text:style-name="T52_13">of</text:span><text:span text:style-name="T52_14"><text:s/></text:span><text:span text:style-name="T52_15">new</text:span><text:span text:style-name="T52_16"><text:s/></text:span><text:span text:style-name="T52_17">abilities</text:span><text:span text:style-name="T52_18"><text:s/></text:span><text:span text:style-name="T52_19">to</text:span><text:span text:style-name="T52_20"><text:s/></text:span><text:span text:style-name="T52_21">the</text:span><text:span text:style-name="T52_22"><text:s/></text:span><text:span text:style-name="T52_23">cleric</text:span><text:span text:style-name="T52_24"><text:s/></text:span><text:span text:style-name="T52_25">class</text:span><text:span text:style-name="T52_26">.<text:s/></text:span><text:span text:style-name="T52_27">The</text:span><text:span text:style-name="T52_28"><text:s/></text:span><text:span text:style-name="T52_29">biggest</text:span><text:span text:style-name="T52_30"><text:s/></text:span><text:span text:style-name="T52_31">change</text:span><text:span text:style-name="T52_32"><text:s/></text:span><text:span text:style-name="T52_33">is</text:span><text:span text:style-name="T52_34"><text:s/></text:span><text:span text:style-name="T52_35">Enchqantments</text:span><text:span text:style-name="T52_36">.<text:s/></text:span><text:span text:style-name="T52_37">I</text:span><text:span text:style-name="T52_38"><text:s/></text:span><text:span text:style-name="T52_39">really</text:span><text:span text:style-name="T52_40"><text:s/></text:span><text:span text:style-name="T52_41">like</text:span><text:span text:style-name="T52_42"><text:s/></text:span><text:span text:style-name="T52_43">how</text:span><text:span text:style-name="T52_44"><text:s/></text:span><text:span text:style-name="T52_45">a</text:span><text:span text:style-name="T52_46"><text:s/></text:span><text:span text:style-name="T52_47">cleric</text:span><text:span text:style-name="T52_48"><text:s/></text:span><text:span text:style-name="T52_49">has</text:span><text:span text:style-name="T52_50"><text:s/></text:span><text:span text:style-name="T52_51">to</text:span><text:span text:style-name="T52_52"><text:s/></text:span><text:span text:style-name="T52_53">maintain</text:span><text:span text:style-name="T52_54"><text:s/></text:span><text:span text:style-name="T52_55">an</text:span><text:span text:style-name="T52_56"><text:s/></text:span><text:span text:style-name="T52_57">enchantment</text:span><text:span text:style-name="T52_58"><text:s/></text:span><text:span text:style-name="T52_59">directly</text:span><text:span text:style-name="T52_60">,<text:s/></text:span><text:span text:style-name="T52_61">while</text:span><text:span text:style-name="T52_62"><text:s/></text:span><text:span text:style-name="T52_63">still</text:span><text:span text:style-name="T52_64"><text:s/></text:span><text:span text:style-name="T52_65">being</text:span><text:span text:style-name="T52_66"><text:s/></text:span><text:span text:style-name="T52_67">able</text:span><text:span text:style-name="T52_68"><text:s/></text:span><text:span text:style-name="T52_69">to</text:span><text:span text:style-name="T52_70"><text:s/></text:span><text:span text:style-name="T52_71">fight</text:span><text:span text:style-name="T52_72">,<text:s/></text:span><text:span text:style-name="T52_73">cast</text:span><text:span text:style-name="T52_74"><text:s/></text:span><text:span text:style-name="T52_75">spells</text:span><text:span text:style-name="T52_76"><text:s/></text:span><text:span text:style-name="T52_77">etc</text:span><text:span text:style-name="T52_78">.<text:s/></text:span><text:span text:style-name="T52_79">in</text:span><text:span text:style-name="T52_80"><text:s/></text:span><text:span text:style-name="T52_81">Guild</text:span><text:span text:style-name="T52_82"><text:s/></text:span><text:span text:style-name="T52_83">Wars</text:span><text:span text:style-name="T52_84">.<text:s/></text:span><text:span text:style-name="T52_85">So</text:span><text:span text:style-name="T52_86"><text:s/></text:span><text:span text:style-name="T52_87">to</text:span><text:span text:style-name="T52_88"><text:s/></text:span><text:span text:style-name="T52_89">simulate</text:span><text:span text:style-name="T52_90"><text:s/></text:span><text:span text:style-name="T52_91">this</text:span><text:span text:style-name="T52_92"><text:s/></text:span><text:span text:style-name="T52_93">I</text:span><text:span text:style-name="T52_94"><text:s/></text:span><text:span text:style-name="T52_95">looked</text:span><text:span text:style-name="T52_96"><text:s/></text:span><text:span text:style-name="T52_97">at</text:span><text:span text:style-name="T52_98"><text:s/></text:span><text:span text:style-name="T52_99">the</text:span><text:span text:style-name="T52_100"><text:s/></text:span><text:span text:style-name="T52_101">Healing</text:span><text:span text:style-name="T52_102"><text:s/></text:span><text:span text:style-name="T52_103">Surges</text:span><text:span text:style-name="T52_104"><text:s/></text:span><text:span text:style-name="T52_105">and</text:span><text:span text:style-name="T52_106"><text:s/></text:span><text:span text:style-name="T52_107">this</text:span><text:span text:style-name="T52_108"><text:s/></text:span><text:span text:style-name="T52_109">is</text:span><text:span text:style-name="T52_110"><text:s/></text:span><text:span text:style-name="T52_111">what</text:span><text:span text:style-name="T52_112"><text:s/></text:span><text:span text:style-name="T52_113">I</text:span><text:span text:style-name="T52_114"><text:s/></text:span><text:span text:style-name="T52_115">came</text:span><text:span text:style-name="T52_116"><text:s/></text:span><text:span text:style-name="T52_117">up</text:span><text:span text:style-name="T52_118"><text:s/></text:span><text:span text:style-name="T52_119">with</text:span><text:span text:style-name="T52_120">.<text:s/></text:span><text:span text:style-name="T52_121">See</text:span><text:span text:style-name="T52_122"><text:s/></text:span><text:span text:style-name="T52_123">the</text:span><text:span text:style-name="T52_124"><text:s/></text:span><text:span text:style-name="T52_125">example</text:span><text:span text:style-name="T52_126"><text:s/></text:span><text:span text:style-name="T52_127">below</text:span><text:span text:style-name="T52_128">:</text:span></text:p>
      <text:p text:style-name="P53"/>
      <text:p text:style-name="P54"><text:span text:style-name="T54_1">Blessed</text:span><text:span text:style-name="T54_2"><text:s/></text:span><text:span text:style-name="T54_3">Aura</text:span></text:p>
      <text:p text:style-name="P55"><text:span text:style-name="T55_1">You</text:span><text:span text:style-name="T55_2"><text:s/></text:span><text:span text:style-name="T55_3">are</text:span><text:span text:style-name="T55_4"><text:s/></text:span><text:span text:style-name="T55_5">granted</text:span><text:span text:style-name="T55_6"><text:s/></text:span><text:span text:style-name="T55_7">a</text:span><text:span text:style-name="T55_8"><text:s/></text:span><text:span text:style-name="T55_9">power</text:span><text:span text:style-name="T55_10"><text:s/></text:span><text:span text:style-name="T55_11">from</text:span><text:span text:style-name="T55_12"><text:s/></text:span><text:span text:style-name="T55_13">your</text:span><text:span text:style-name="T55_14"><text:s/></text:span><text:span text:style-name="T55_15">god</text:span><text:span text:style-name="T55_16">,<text:s/></text:span><text:span text:style-name="T55_17">the</text:span><text:span text:style-name="T55_18"><text:s/></text:span><text:span text:style-name="T55_19">evidence</text:span><text:span text:style-name="T55_20"><text:s/></text:span><text:span text:style-name="T55_21">is</text:span><text:span text:style-name="T55_22"><text:s/></text:span><text:span text:style-name="T55_23">the</text:span><text:span text:style-name="T55_24"><text:s/></text:span><text:span text:style-name="T55_25">soft</text:span><text:span text:style-name="T55_26"><text:s/></text:span><text:span text:style-name="T55_27">white</text:span><text:span text:style-name="T55_28"><text:s/></text:span><text:span text:style-name="T55_29">glow</text:span><text:span text:style-name="T55_30"><text:s/></text:span><text:span text:style-name="T55_31">surrounding</text:span><text:span text:style-name="T55_32"><text:s/></text:span><text:span text:style-name="T55_33">you</text:span><text:span text:style-name="T55_34">.</text:span></text:p>
      <text:p text:style-name="P56"/>
      <text:p text:style-name="P57"><text:span text:style-name="T57_1">Daily</text:span><text:span text:style-name="T57_2"><text:s/></text:span><text:span text:style-name="T57_3">Cleric</text:span><text:span text:style-name="T57_4"><text:s/></text:span><text:span text:style-name="T57_5">Utility</text:span><text:span text:style-name="T57_6"><text:s/>2</text:span></text:p>
      <text:p text:style-name="P58"/>
      <text:p text:style-name="P59"><text:span text:style-name="T59_1">Minor</text:span><text:span text:style-name="T59_2"><text:s/></text:span><text:span text:style-name="T59_3">Action</text:span><text:span text:style-name="T59_4"><text:s/></text:span><text:span text:style-name="T59_5">Personal</text:span></text:p>
      <text:p text:style-name="P60"/>
      <text:p text:style-name="P61"><text:span text:style-name="T61_1">You</text:span><text:span text:style-name="T61_2"><text:s/></text:span><text:span text:style-name="T61_3">must</text:span><text:span text:style-name="T61_4"><text:s/></text:span><text:span text:style-name="T61_5">spend</text:span><text:span text:style-name="T61_6"><text:s/></text:span><text:span text:style-name="T61_7">a</text:span><text:span text:style-name="T61_8"><text:s/></text:span><text:span text:style-name="T61_9">Healing</text:span><text:span text:style-name="T61_10"><text:s/></text:span><text:span text:style-name="T61_11">Surge</text:span><text:span text:style-name="T61_12">.</text:span></text:p>
      <text:p text:style-name="P62"/>
      <text:p text:style-name="P63"><text:span text:style-name="T63_1">You</text:span><text:span text:style-name="T63_2"><text:s/></text:span><text:span text:style-name="T63_3">maintain</text:span><text:span text:style-name="T63_4"><text:s/></text:span><text:span text:style-name="T63_5">the</text:span><text:span text:style-name="T63_6"><text:s/></text:span><text:span text:style-name="T63_7">Blessed</text:span><text:span text:style-name="T63_8"><text:s/></text:span><text:span text:style-name="T63_9">Aura</text:span><text:span text:style-name="T63_10"><text:s/></text:span><text:span text:style-name="T63_11">Enchantment</text:span><text:span text:style-name="T63_12">.<text:s/></text:span><text:span text:style-name="T63_13">Until</text:span><text:span text:style-name="T63_14"><text:s/></text:span><text:span text:style-name="T63_15">the</text:span><text:span text:style-name="T63_16"><text:s/></text:span><text:span text:style-name="T63_17">end</text:span><text:span text:style-name="T63_18"><text:s/></text:span><text:span text:style-name="T63_19">of</text:span><text:span text:style-name="T63_20"><text:s/></text:span><text:span text:style-name="T63_21">the</text:span><text:span text:style-name="T63_22"><text:s/></text:span><text:span text:style-name="T63_23">encounter</text:span><text:span text:style-name="T63_24">,<text:s/></text:span><text:span text:style-name="T63_25">you</text:span><text:span text:style-name="T63_26"><text:s/></text:span><text:span text:style-name="T63_27">gain</text:span><text:span text:style-name="T63_28"><text:s/></text:span><text:span text:style-name="T63_29">an</text:span><text:span text:style-name="T63_30"><text:s/></text:span><text:span text:style-name="T63_31">aura</text:span><text:span text:style-name="T63_32"><text:s/>5.<text:s/></text:span><text:span text:style-name="T63_33">An</text:span><text:span text:style-name="T63_34"><text:s/></text:span><text:span text:style-name="T63_35">ally</text:span><text:span text:style-name="T63_36"><text:s/></text:span><text:span text:style-name="T63_37">within</text:span><text:span text:style-name="T63_38"><text:s/></text:span><text:span text:style-name="T63_39">the</text:span><text:span text:style-name="T63_40"><text:s/></text:span><text:span text:style-name="T63_41">Aura</text:span><text:span text:style-name="T63_42"><text:s/></text:span><text:span text:style-name="T63_43">that</text:span><text:span text:style-name="T63_44"><text:s/></text:span><text:span text:style-name="T63_45">has</text:span><text:span text:style-name="T63_46"><text:s/></text:span><text:span text:style-name="T63_47">enchantment</text:span><text:span text:style-name="T63_48"><text:s/></text:span><text:span text:style-name="T63_49">placed</text:span><text:span text:style-name="T63_50"><text:s/></text:span><text:span text:style-name="T63_51">on</text:span><text:span text:style-name="T63_52"><text:s/></text:span><text:span text:style-name="T63_53">it</text:span><text:span text:style-name="T63_54"><text:s/></text:span><text:span text:style-name="T63_55">by</text:span><text:span text:style-name="T63_56"><text:s/></text:span><text:span text:style-name="T63_57">you</text:span><text:span text:style-name="T63_58"><text:s/></text:span><text:span text:style-name="T63_59">can</text:span><text:span text:style-name="T63_60"><text:s/></text:span><text:span text:style-name="T63_61">extend</text:span><text:span text:style-name="T63_62"><text:s/></text:span><text:span text:style-name="T63_63">the</text:span><text:span text:style-name="T63_64"><text:s/></text:span><text:span text:style-name="T63_65">duration</text:span><text:span text:style-name="T63_66"><text:s/></text:span><text:span text:style-name="T63_67">of</text:span><text:span text:style-name="T63_68"><text:s/></text:span><text:span text:style-name="T63_69">the</text:span><text:span text:style-name="T63_70"><text:s/></text:span><text:span text:style-name="T63_71">enchantment</text:span><text:span text:style-name="T63_72"><text:s/></text:span><text:span text:style-name="T63_73">or</text:span><text:span text:style-name="T63_74"><text:s/></text:span><text:span text:style-name="T63_75">effect</text:span><text:span text:style-name="T63_76"><text:s/></text:span><text:span text:style-name="T63_77">by</text:span><text:span text:style-name="T63_78"><text:s/></text:span><text:span text:style-name="T63_79">one</text:span><text:span text:style-name="T63_80"><text:s/></text:span><text:span text:style-name="T63_81">turn</text:span><text:span text:style-name="T63_82"><text:s/></text:span><text:span text:style-name="T63_83">before</text:span><text:span text:style-name="T63_84"><text:s/></text:span><text:span text:style-name="T63_85">it</text:span><text:span text:style-name="T63_86"><text:s/></text:span><text:span text:style-name="T63_87">ends</text:span><text:span text:style-name="T63_88">.<text:s/></text:span><text:span text:style-name="T63_89">This</text:span><text:span text:style-name="T63_90"><text:s/></text:span><text:span text:style-name="T63_91">Aura</text:span><text:span text:style-name="T63_92"><text:s/></text:span><text:span text:style-name="T63_93">does</text:span><text:span text:style-name="T63_94"><text:s/></text:span><text:span text:style-name="T63_95">not</text:span><text:span text:style-name="T63_96"><text:s/></text:span><text:span text:style-name="T63_97">extend</text:span><text:span text:style-name="T63_98"><text:s/></text:span><text:span text:style-name="T63_99">any</text:span><text:span text:style-name="T63_100"><text:s/></text:span><text:span text:style-name="T63_101">enchantment</text:span><text:span text:style-name="T63_102"><text:s/></text:span><text:span text:style-name="T63_103">more</text:span><text:span text:style-name="T63_104"><text:s/></text:span><text:span text:style-name="T63_105">than</text:span><text:span text:style-name="T63_106"><text:s/></text:span><text:span text:style-name="T63_107">once</text:span><text:span text:style-name="T63_108">.</text:span></text:p>
      <text:p text:style-name="P64"/>
      <text:p text:style-name="P65"><text:span text:style-name="T65_1">"</text:span><text:span text:style-name="T65_2">Maintaining</text:span><text:span text:style-name="T65_3"><text:s/></text:span><text:span text:style-name="T65_4">Enchantments</text:span><text:span text:style-name="T65_5">"<text:s/></text:span><text:span text:style-name="T65_6">You</text:span><text:span text:style-name="T65_7"><text:s/></text:span><text:span text:style-name="T65_8">must</text:span><text:span text:style-name="T65_9"><text:s/></text:span><text:span text:style-name="T65_10">spend</text:span><text:span text:style-name="T65_11"><text:s/></text:span><text:span text:style-name="T65_12">a</text:span><text:span text:style-name="T65_13"><text:s/></text:span><text:span text:style-name="T65_14">Healing</text:span><text:span text:style-name="T65_15"><text:s/></text:span><text:span text:style-name="T65_16">Surge</text:span><text:span text:style-name="T65_17"><text:s/></text:span><text:span text:style-name="T65_18">to</text:span><text:span text:style-name="T65_19"><text:s/></text:span><text:span text:style-name="T65_20">initiate</text:span><text:span text:style-name="T65_21"><text:s/></text:span><text:span text:style-name="T65_22">the</text:span><text:span text:style-name="T65_23"><text:s/></text:span><text:span text:style-name="T65_24">Enchantment</text:span><text:span text:style-name="T65_25">.<text:s/></text:span><text:span text:style-name="T65_26">You</text:span><text:span text:style-name="T65_27"><text:s/></text:span><text:span text:style-name="T65_28">can</text:span><text:span text:style-name="T65_29"><text:s/></text:span><text:span text:style-name="T65_30">maintain</text:span><text:span text:style-name="T65_31"><text:s/></text:span><text:span text:style-name="T65_32">a</text:span><text:span text:style-name="T65_33"><text:s/></text:span><text:span text:style-name="T65_34">number</text:span><text:span text:style-name="T65_35"><text:s/></text:span><text:span text:style-name="T65_36">of</text:span><text:span text:style-name="T65_37"><text:s/></text:span><text:span text:style-name="T65_38">Enchantments</text:span><text:span text:style-name="T65_39"><text:s/></text:span><text:span text:style-name="T65_40">on</text:span><text:span text:style-name="T65_41"><text:s/></text:span><text:span text:style-name="T65_42">yourself</text:span><text:span text:style-name="T65_43"><text:s/></text:span><text:span text:style-name="T65_44">or</text:span><text:span text:style-name="T65_45"><text:s/></text:span><text:span text:style-name="T65_46">allies</text:span><text:span text:style-name="T65_47"><text:s/></text:span><text:span text:style-name="T65_48">equal</text:span><text:span text:style-name="T65_49"><text:s/></text:span><text:span text:style-name="T65_50">to</text:span><text:span text:style-name="T65_51"><text:s/></text:span><text:span text:style-name="T65_52">the</text:span><text:span text:style-name="T65_53"><text:s/></text:span><text:span text:style-name="T65_54">number</text:span><text:span text:style-name="T65_55"><text:s/></text:span><text:span text:style-name="T65_56">of</text:span><text:span text:style-name="T65_57"><text:s/></text:span><text:span text:style-name="T65_58">Healing</text:span><text:span text:style-name="T65_59"><text:s/></text:span><text:span text:style-name="T65_60">Surges</text:span><text:span text:style-name="T65_61"><text:s/></text:span><text:span text:style-name="T65_62">available</text:span><text:span text:style-name="T65_63"><text:s/></text:span><text:span text:style-name="T65_64">to</text:span><text:span text:style-name="T65_65"><text:s/></text:span><text:span text:style-name="T65_66">you</text:span><text:span text:style-name="T65_67">.<text:s/></text:span><text:span text:style-name="T65_68">You</text:span><text:span text:style-name="T65_69"><text:s/></text:span><text:span text:style-name="T65_70">may</text:span><text:span text:style-name="T65_71"><text:s/></text:span><text:span text:style-name="T65_72">end</text:span><text:span text:style-name="T65_73"><text:s/></text:span><text:span text:style-name="T65_74">a</text:span><text:span text:style-name="T65_75"><text:s/></text:span><text:span text:style-name="T65_76">maintained</text:span><text:span text:style-name="T65_77"><text:s/></text:span><text:span text:style-name="T65_78">enchantment</text:span><text:span text:style-name="T65_79"><text:s/></text:span><text:span text:style-name="T65_80">as</text:span><text:span text:style-name="T65_81"><text:s/></text:span><text:span text:style-name="T65_82">a</text:span><text:span text:style-name="T65_83"><text:s/></text:span><text:span text:style-name="T65_84">Free</text:span><text:span text:style-name="T65_85"><text:s/></text:span><text:span text:style-name="T65_86">action</text:span><text:span text:style-name="T65_87">.<text:s text:c="2"/></text:span><text:span text:style-name="T65_88">When</text:span><text:span text:style-name="T65_89"><text:s/></text:span><text:span text:style-name="T65_90">the</text:span><text:span text:style-name="T65_91"><text:s/></text:span><text:span text:style-name="T65_92">enchantment</text:span><text:span text:style-name="T65_93"><text:s/></text:span><text:span text:style-name="T65_94">ends</text:span><text:span text:style-name="T65_95"><text:s/></text:span><text:span text:style-name="T65_96">you</text:span><text:span text:style-name="T65_97"><text:s/></text:span><text:span text:style-name="T65_98">recover</text:span><text:span text:style-name="T65_99"><text:s/></text:span><text:span text:style-name="T65_100">your</text:span><text:span text:style-name="T65_101"><text:s/></text:span><text:span text:style-name="T65_102">Healing</text:span><text:span text:style-name="T65_103"><text:s/></text:span><text:span text:style-name="T65_104">Surge</text:span><text:span text:style-name="T65_105">.</text:span></text:p>
      <text:p text:style-name="P66"/>
      <text:p text:style-name="P67"><text:span text:style-name="T67_1">Hopefully</text:span><text:span text:style-name="T67_2"><text:s/></text:span><text:span text:style-name="T67_3">this</text:span><text:span text:style-name="T67_4"><text:s/></text:span><text:span text:style-name="T67_5">makes</text:span><text:span text:style-name="T67_6"><text:s/></text:span><text:span text:style-name="T67_7">sense</text:span><text:span text:style-name="T67_8"><text:s/></text:span><text:span text:style-name="T67_9">to</text:span><text:span text:style-name="T67_10"><text:s/></text:span><text:span text:style-name="T67_11">everyone</text:span><text:span text:style-name="T67_12"><text:s/></text:span><text:span text:style-name="T67_13">and</text:span><text:span text:style-name="T67_14"><text:s/></text:span><text:span text:style-name="T67_15">again</text:span><text:span text:style-name="T67_16"><text:s/></text:span><text:span text:style-name="T67_17">if</text:span><text:span text:style-name="T67_18"><text:s/></text:span><text:span text:style-name="T67_19">you</text:span><text:span text:style-name="T67_20"><text:s/></text:span><text:span text:style-name="T67_21">find</text:span><text:span text:style-name="T67_22"><text:s/></text:span><text:span text:style-name="T67_23">anything</text:span><text:span text:style-name="T67_24"><text:s/></text:span><text:span text:style-name="T67_25">that</text:span><text:span text:style-name="T67_26"><text:s/></text:span><text:span text:style-name="T67_27">could</text:span><text:span text:style-name="T67_28"><text:s/></text:span><text:span text:style-name="T67_29">some</text:span><text:span text:style-name="T67_30"><text:s/></text:span><text:span text:style-name="T67_31">tweaking</text:span><text:span text:style-name="T67_32"><text:s/></text:span><text:span text:style-name="T67_33">just</text:span><text:span text:style-name="T67_34"><text:s/></text:span><text:span text:style-name="T67_35">let</text:span><text:span text:style-name="T67_36"><text:s/></text:span><text:span text:style-name="T67_37">me</text:span><text:span text:style-name="T67_38"><text:s/></text:span><text:span text:style-name="T67_39">know</text:span><text:span text:style-name="T67_40">.</text:span></text:p>
      <text:p text:style-name="P6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